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9839in"/>
    </style:style>
    <style:style style:name="co5" style:family="table-column">
      <style:table-column-properties fo:break-before="auto" style:column-width="1.0209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4.1563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2.4535in"/>
    </style:style>
    <style:style style:name="co12" style:family="table-column">
      <style:table-column-properties fo:break-before="auto" style:column-width="1.9634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2.51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807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283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6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fffff3" fo:border-left="0.74pt solid #000000" fo:border-right="none" fo:border-top="0.74pt solid #000000"/>
    </style:style>
    <style:style style:name="ce87" style:family="table-cell" style:parent-style-name="Default" style:data-style-name="N121">
      <style:table-cell-properties fo:border-bottom="none" fo:background-color="#fffff3" fo:border-left="0.74pt solid #000000" fo:border-right="none" fo:border-top="none"/>
    </style:style>
    <style:style style:name="ce88" style:family="table-cell" style:parent-style-name="Default" style:data-style-name="N0">
      <style:table-cell-properties fo:border-bottom="none" fo:background-color="#fffff3" fo:border-left="0.74pt solid #000000" fo:border-right="none" fo:border-top="none"/>
    </style:style>
    <style:style style:name="ce89" style:family="table-cell" style:parent-style-name="Default" style:data-style-name="N0">
      <style:table-cell-properties fo:border-bottom="0.74pt solid #000000" fo:background-color="#fffff3" fo:border-left="0.74pt solid #000000" fo:border-right="none" fo:border-top="none"/>
      <style:text-properties style:text-underline-style="none"/>
    </style:style>
    <style:style style:name="ce3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fo:border-bottom="none" fo:background-color="#fbffff" fo:border-left="none" fo:border-right="none" fo:border-top="0.74pt solid #000000"/>
    </style:style>
    <style:style style:name="ce18" style:family="table-cell" style:parent-style-name="Default" style:data-style-name="N121">
      <style:table-cell-properties fo:background-color="#fbffff"/>
    </style:style>
    <style:style style:name="ce25" style:family="table-cell" style:parent-style-name="Default" style:data-style-name="N0">
      <style:table-cell-properties fo:background-color="#fbffff"/>
    </style:style>
    <style:style style:name="ce95" style:family="table-cell" style:parent-style-name="Default" style:data-style-name="N0">
      <style:table-cell-properties fo:background-color="#fbffff" fo:border="none"/>
    </style:style>
    <style:style style:name="ce96" style:family="table-cell" style:parent-style-name="Default" style:data-style-name="N0">
      <style:table-cell-properties fo:border-bottom="0.74pt solid #000000" fo:background-color="#fbffff" fo:border-left="none" fo:border-right="none" fo:border-top="none"/>
      <style:text-properties style:text-underline-style="none"/>
    </style:style>
    <style:style style:name="ce97" style:family="table-cell" style:parent-style-name="Default" style:data-style-name="N121">
      <style:table-cell-properties fo:border-bottom="none" fo:background-color="#fffff3" fo:border-left="none" fo:border-right="none" fo:border-top="0.74pt solid #000000"/>
    </style:style>
    <style:style style:name="ce19" style:family="table-cell" style:parent-style-name="Default" style:data-style-name="N121">
      <style:table-cell-properties fo:background-color="#fffff3"/>
    </style:style>
    <style:style style:name="ce26" style:family="table-cell" style:parent-style-name="Default" style:data-style-name="N0">
      <style:table-cell-properties fo:background-color="#fffff3"/>
    </style:style>
    <style:style style:name="ce100" style:family="table-cell" style:parent-style-name="Default" style:data-style-name="N0">
      <style:table-cell-properties fo:background-color="#fffff3" fo:border="none"/>
    </style:style>
    <style:style style:name="ce101" style:family="table-cell" style:parent-style-name="Default" style:data-style-name="N0">
      <style:table-cell-properties fo:border-bottom="0.74pt solid #000000" fo:background-color="#fffff3" fo:border-left="none" fo:border-right="none" fo:border-top="none"/>
      <style:text-properties style:text-underline-style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121">
      <style:table-cell-properties fo:border-bottom="none" fo:background-color="#fbffff" fo:border-left="none" fo:border-right="0.74pt solid #000000" fo:border-top="0.74pt solid #000000"/>
    </style:style>
    <style:style style:name="ce105" style:family="table-cell" style:parent-style-name="Default" style:data-style-name="N121">
      <style:table-cell-properties fo:border-bottom="none" fo:background-color="#fbffff" fo:border-left="none" fo:border-right="0.74pt solid #000000" fo:border-top="none"/>
    </style:style>
    <style:style style:name="ce106" style:family="table-cell" style:parent-style-name="Default" style:data-style-name="N0">
      <style:table-cell-properties fo:border-bottom="none" fo:background-color="#fbffff" fo:border-left="none" fo:border-right="0.74pt solid #000000" fo:border-top="none"/>
    </style:style>
    <style:style style:name="ce107" style:family="table-cell" style:parent-style-name="Default" style:data-style-name="N0">
      <style:table-cell-properties fo:border-bottom="0.74pt solid #000000" fo:background-color="#fbffff" fo:border-left="none" fo:border-right="0.74pt solid #000000" fo:border-top="none"/>
      <style:text-properties style:text-underline-style="none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1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44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6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8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32" style:family="table-cell" style:parent-style-name="Default" style:data-style-name="N0">
      <style:table-cell-properties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4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6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8" style:family="table-cell" style:parent-style-name="Default" style:data-style-name="N0">
      <style:text-properties style:font-name="Georgia1" style:font-name-asian="Georgia1" style:font-name-complex="Georgia1"/>
    </style:style>
    <style:style style:name="ce47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14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  <style:map style:condition="is-true-formula(LEN(TRIM([.I4]))&gt;0)" style:apply-style-name="cf7" style:base-cell-address="IT1.I4"/>
    </style:style>
    <style:style style:name="ce1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  <style:map style:condition="is-true-formula(LEN(TRIM([.I4]))&gt;0)" style:apply-style-name="cf7" style:base-cell-address="IT1.I4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76" style:family="table-cell" style:parent-style-name="Default" style:data-style-name="N0">
      <style:table-cell-properties style:vertical-align="automatic"/>
    </style:style>
    <style:style style:name="ce72" style:family="table-cell" style:parent-style-name="Default" style:data-style-name="N0">
      <style:table-cell-properties fo:wrap-option="wrap" style:vertical-align="automatic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3" style:family="table-cell" style:parent-style-name="Default" style:data-style-name="N0">
      <style:table-cell-properties style:vertical-align="middle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  <style:map style:condition="is-true-formula(LEN(TRIM([.I4]))&gt;0)" style:apply-style-name="cf7" style:base-cell-address="IT2.I4"/>
    </style:style>
    <style:style style:name="ce1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  <style:map style:condition="is-true-formula(LEN(TRIM([.I4]))&gt;0)" style:apply-style-name="cf7" style:base-cell-address="IT2.I4"/>
    </style:style>
    <style:style style:name="ce16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127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  <style:map style:condition="is-true-formula(LEN(TRIM([.I4]))&gt;0)" style:apply-style-name="cf7" style:base-cell-address="IT3.I4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  <style:map style:condition="is-true-formula(LEN(TRIM([.I4]))&gt;0)" style:apply-style-name="cf7" style:base-cell-address="IT3.I4"/>
    </style:style>
    <style:style style:name="ce1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size="12pt" style:font-name-asian="Georgia1" style:font-size-asian="12pt" style:font-weight-asian="bold" style:font-name-complex="Georgia1" style:font-size-complex="12pt" style:font-weight-complex="bold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31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  <style:map style:condition="is-true-formula(LEN(TRIM([.I4]))&gt;0)" style:apply-style-name="cf7" style:base-cell-address="IT4.I4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  <style:map style:condition="is-true-formula(LEN(TRIM([.I4]))&gt;0)" style:apply-style-name="cf7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Graphique 1" draw:style-name="gr1" svg:width="9.422in" svg:height="3.535in" svg:x="8.8157in" svg:y="0.213in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B16:Overview.B16 Overview.C16:Overview.G16 Overview.B17:Overview.B17 Overview.C17:Overview.G17 Overview.B18:Overview.B18 Overview.C18:Overview.G18 Overview.B19:Overview.B19 Overview.C19:Overview.G19 Overview.B20:Overview.B20 Overview.C20:Overview.G20 Overview.B21:Overview.B21 Overview.C21:Overview.G21 Overview.B22:Overview.B22 Overview.C22:Overview.G22 Overview.B23:Overview.B23 Overview.C23:Overview.G23 Overview.B24:Overview.B24 Overview.C24:Overview.G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8.1063in" svg:height="2.4732in" svg:x="8.6815in" svg:y="4.4882in">
            <draw:object draw:notify-on-update-of-ranges="Overview.C26:Overview.G26 Overview.C27:Overview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637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1</text:p>
          </table:table-cell>
          <table:table-cell table:style-name="ce80" office:value-type="float" office:value="10" calcext:value-type="float">
            <text:p>10</text:p>
          </table:table-cell>
          <table:table-cell table:style-name="ce85" office:value-type="float" office:value="23" calcext:value-type="float">
            <text:p>23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2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float" office:value="24" calcext:value-type="float">
            <text:p>24</text:p>
          </table:table-cell>
          <table:table-cell table:style-name="ce18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3</text:p>
          </table:table-cell>
          <table:table-cell table:style-name="ce80" office:value-type="float" office:value="8" calcext:value-type="float">
            <text:p>8</text:p>
          </table:table-cell>
          <table:table-cell table:style-name="ce87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4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5</text:p>
          </table:table-cell>
          <table:table-cell table:style-name="ce80" office:value-type="float" office:value="15" calcext:value-type="float">
            <text:p>15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6</text:p>
          </table:table-cell>
          <table:table-cell table:style-name="ce80" office:value-type="float" office:value="15" calcext:value-type="float">
            <text:p>15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7</text:p>
          </table:table-cell>
          <table:table-cell table:style-name="ce80" office:value-type="float" office:value="15" calcext:value-type="float">
            <text:p>15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8</text:p>
          </table:table-cell>
          <table:table-cell table:style-name="ce80" office:value-type="float" office:value="10" calcext:value-type="float">
            <text:p>10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9</text:p>
          </table:table-cell>
          <table:table-cell table:style-name="ce80" office:value-type="float" office:value="15" calcext:value-type="float">
            <text:p>15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10</text:p>
          </table:table-cell>
          <table:table-cell table:style-name="ce80" office:value-type="float" office:value="20" calcext:value-type="float">
            <text:p>20</text:p>
          </table:table-cell>
          <table:table-cell table:style-name="ce87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11</text:p>
          </table:table-cell>
          <table:table-cell table:style-name="ce80" office:value-type="float" office:value="20" calcext:value-type="float">
            <text:p>20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27" calcext:value-type="float">
            <text:p>27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12</text:p>
          </table:table-cell>
          <table:table-cell table:style-name="ce80" office:value-type="float" office:value="15" calcext:value-type="float">
            <text:p>15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65" office:value-type="string" calcext:value-type="string">
            <text:p>Histoire 13</text:p>
          </table:table-cell>
          <table:table-cell table:style-name="ce80" office:value-type="float" office:value="25" calcext:value-type="float">
            <text:p>25</text:p>
          </table:table-cell>
          <table:table-cell table:style-name="ce8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14</text:p>
          </table:table-cell>
          <table:table-cell office:value-type="float" office:value="20" calcext:value-type="float">
            <text:p>20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15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3" calcext:value-type="float">
            <text:p>23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16</text:p>
          </table:table-cell>
          <table:table-cell office:value-type="float" office:value="20" calcext:value-type="float">
            <text:p>20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17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18</text:p>
          </table:table-cell>
          <table:table-cell office:value-type="float" office:value="20" calcext:value-type="float">
            <text:p>20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19</text:p>
          </table:table-cell>
          <table:table-cell office:value-type="float" office:value="20" calcext:value-type="float">
            <text:p>20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20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2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22</text:p>
          </table:table-cell>
          <table:table-cell office:value-type="float" office:value="30" calcext:value-type="float">
            <text:p>30</text:p>
          </table:table-cell>
          <table:table-cell table:style-name="ce88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Histoire 23</text:p>
          </table:table-cell>
          <table:table-cell office:value-type="float" office:value="50" calcext:value-type="float">
            <text:p>50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28" calcext:value-type="float">
            <text:p>28</text:p>
          </table:table-cell>
          <table:table-cell table:style-name="ce101" office:value-type="float" office:value="20" calcext:value-type="float">
            <text:p>20</text:p>
          </table:table-cell>
          <table:table-cell table:style-name="ce107" office:value-type="float" office:value="121" calcext:value-type="float">
            <text:p>12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SUM([.C3:.C25])" office:value-type="float" office:value="398" calcext:value-type="float">
            <text:p>398</text:p>
          </table:table-cell>
          <table:table-cell table:formula="of:=[.C27]-SUM([.D3:.D25])" office:value-type="float" office:value="315" calcext:value-type="float">
            <text:p>315</text:p>
          </table:table-cell>
          <table:table-cell table:formula="of:=[.D27]-SUM([.E3:.E25])" office:value-type="float" office:value="236" calcext:value-type="float">
            <text:p>236</text:p>
          </table:table-cell>
          <table:table-cell table:formula="of:=[.E27]-SUM([.F3:.F25])" office:value-type="float" office:value="148" calcext:value-type="float">
            <text:p>148</text:p>
          </table:table-cell>
          <table:table-cell table:formula="of:=[.F27]-SUM([.G3:.G25])" office:value-type="float" office:value="-10" calcext:value-type="float">
            <text:p>-10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3">
          <table:table-cell table:number-columns-repeated="3"/>
          <table:table-cell table:style-name="ce35"/>
          <table:table-cell table:number-columns-repeated="16380"/>
        </table:table-row>
        <table:table-row table:style-name="ro1" table:number-rows-repeated="18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T1" table:style-name="ta2">
        <table:shapes>
          <draw:frame draw:z-index="0" draw:name="Graphique 1" draw:style-name="gr1" svg:width="6.2988in" svg:height="3.5429in" svg:x="14.5126in" svg:y="4.398in">
            <draw:object draw:notify-on-update-of-ranges="IT1.J4:IT1.J18 IT1.S3:IT1.S3 IT1.S4:IT1.S18 IT1.T3:IT1.T3 IT1.T4:IT1.T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46" table:default-cell-style-name="ce35"/>
        <table:table-column table:style-name="co6" table:number-columns-repeated="15361" table:default-cell-style-name="ce1"/>
        <table:table-row table:style-name="ro1">
          <table:table-cell table:number-columns-repeated="10"/>
          <table:table-cell table:style-name="ce10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table:style-name="ce40"/>
          <table:table-cell/>
          <table:table-cell table:style-name="ce66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8" office:value-type="string" calcext:value-type="string" table:number-columns-spanned="2" table:number-rows-spanned="1">
            <text:p>Histoire 1</text:p>
          </table:table-cell>
          <table:covered-table-cell/>
          <table:table-cell table:style-name="ce108" office:value-type="string" calcext:value-type="string" table:number-columns-spanned="2" table:number-rows-spanned="1">
            <text:p>Histoire 2</text:p>
          </table:table-cell>
          <table:covered-table-cell/>
          <table:table-cell table:style-name="ce108" office:value-type="string" calcext:value-type="string" table:number-columns-spanned="2" table:number-rows-spanned="1">
            <text:p>Histoire 3</text:p>
          </table:table-cell>
          <table:covered-table-cell/>
          <table:table-cell table:style-name="ce108" office:value-type="string" calcext:value-type="string" table:number-columns-spanned="2" table:number-rows-spanned="1">
            <text:p>Histoire 10</text:p>
          </table:table-cell>
          <table:covered-table-cell/>
          <table:table-cell table:style-name="ce67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6364"/>
        </table:table-row>
        <table:table-row table:style-name="ro3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08" office:value-type="string" calcext:value-type="string" table:number-columns-spanned="2" table:number-rows-spanned="1">
            <text:p>Jour</text:p>
          </table:table-cell>
          <table:covered-table-cell/>
          <table:table-cell table:style-name="ce39" office:value-type="string" calcext:value-type="string">
            <text:p>Idéal</text:p>
          </table:table-cell>
          <table:table-cell table:style-name="ce39" office:value-type="string" calcext:value-type="string">
            <text:p>Réel</text:p>
          </table:table-cell>
          <table:table-cell table:style-name="ce39" office:value-type="string" calcext:value-type="string">
            <text:p>Idéal</text:p>
          </table:table-cell>
          <table:table-cell table:style-name="ce39" office:value-type="string" calcext:value-type="string">
            <text:p>Réel</text:p>
          </table:table-cell>
          <table:table-cell table:style-name="ce39" office:value-type="string" calcext:value-type="string">
            <text:p>Idéal</text:p>
          </table:table-cell>
          <table:table-cell table:style-name="ce39" office:value-type="string" calcext:value-type="string">
            <text:p>Réel</text:p>
          </table:table-cell>
          <table:table-cell table:style-name="ce39" office:value-type="string" calcext:value-type="string">
            <text:p>Idéal</text:p>
          </table:table-cell>
          <table:table-cell table:style-name="ce39" office:value-type="string" calcext:value-type="string">
            <text:p>Réel</text:p>
          </table:table-cell>
          <table:table-cell table:style-name="ce39" office:value-type="string" calcext:value-type="string">
            <text:p>Idéal</text:p>
          </table:table-cell>
          <table:table-cell table:style-name="ce39" office:value-type="string" calcext:value-type="string">
            <text:p>Réel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ce41" office:value-type="string" calcext:value-type="string">
            <text:p>Create Databse</text:p>
          </table:table-cell>
          <table:table-cell table:style-name="ce41" office:value-type="string" calcext:value-type="string">
            <text:p>Omar Guiz</text:p>
          </table:table-cell>
          <table:table-cell table:style-name="ce41" office:value-type="string" calcext:value-type="string">
            <text:p>Omar Guer.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1"/>
          <table:table-cell table:style-name="ce145" office:value-type="date" office:date-value="2018-03-06" calcext:value-type="date">
            <text:p>06-03-18</text:p>
          </table:table-cell>
          <table:table-cell table:style-name="ce147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formula="of:=[.K4]+[.M4]+[.O4]+[.Q4]" office:value-type="float" office:value="6" calcext:value-type="float">
            <text:p>6</text:p>
          </table:table-cell>
          <table:table-cell table:formula="of:=[.N4]+[.P4]+[.R4]+[.L4]" office:value-type="float" office:value="0" calcext:value-type="float">
            <text:p>0</text:p>
          </table:table-cell>
          <table:table-cell table:number-columns-repeated="16364"/>
        </table:table-row>
        <table:table-row table:style-name="ro4">
          <table:table-cell table:style-name="ce44"/>
          <table:table-cell/>
          <table:table-cell table:style-name="ce41" office:value-type="string" calcext:value-type="string">
            <text:p>Create interface</text:p>
          </table:table-cell>
          <table:table-cell table:style-name="ce41" office:value-type="string" calcext:value-type="string">
            <text:p>Bappi</text:p>
          </table:table-cell>
          <table:table-cell table:style-name="ce41" office:value-type="string" calcext:value-type="string">
            <text:p>JN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1"/>
          <table:table-cell table:style-name="ce145" office:value-type="date" office:date-value="2018-03-07" calcext:value-type="date">
            <text:p>07-03-18</text:p>
          </table:table-cell>
          <table:table-cell table:style-name="ce14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M5]+[.O5]+[.Q5]+[.K5]" office:value-type="float" office:value="6" calcext:value-type="float">
            <text:p>6</text:p>
          </table:table-cell>
          <table:table-cell table:formula="of:=[.N5]+[.P5]+[.R5]+[.L5]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 table:style-name="ce44"/>
          <table:table-cell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table:formula="of:=SUM([.F4:.F5])" office:value-type="float" office:value="23" calcext:value-type="float">
            <text:p>23</text:p>
          </table:table-cell>
          <table:table-cell table:style-name="ce34" table:formula="of:=SUM([.G4:.G5])" office:value-type="float" office:value="30" calcext:value-type="float">
            <text:p>30</text:p>
          </table:table-cell>
          <table:table-cell/>
          <table:table-cell table:style-name="ce145" office:value-type="date" office:date-value="2018-03-08" calcext:value-type="date">
            <text:p>08-03-18</text:p>
          </table:table-cell>
          <table:table-cell table:style-name="ce147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M6]+[.O6]+[.Q6]+[.K6]" office:value-type="float" office:value="7" calcext:value-type="float">
            <text:p>7</text:p>
          </table:table-cell>
          <table:table-cell table:formula="of:=[.N6]+[.P6]+[.R6]+[.L6]" office:value-type="float" office:value="12" calcext:value-type="float">
            <text:p>12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ce7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45" office:value-type="date" office:date-value="2018-03-09" calcext:value-type="date">
            <text:p>09-03-18</text:p>
          </table:table-cell>
          <table:table-cell table:style-name="ce14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M7]+[.O7]+[.Q7]+[.K7]" office:value-type="float" office:value="7" calcext:value-type="float">
            <text:p>7</text:p>
          </table:table-cell>
          <table:table-cell table:formula="of:=[.N7]+[.P7]+[.L7]+[.R7]" office:value-type="float" office:value="0" calcext:value-type="float">
            <text:p>0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45" office:value-type="date" office:date-value="2018-03-10" calcext:value-type="date">
            <text:p>10-03-18</text:p>
          </table:table-cell>
          <table:table-cell table:style-name="ce147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M8]+[.O8]+[.Q8]+[.K8]" office:value-type="float" office:value="7" calcext:value-type="float">
            <text:p>7</text:p>
          </table:table-cell>
          <table:table-cell table:formula="of:=[.N8]+[.P8]+[.R8]+[.L8]" office:value-type="float" office:value="4" calcext:value-type="float">
            <text:p>4</text:p>
          </table:table-cell>
          <table:table-cell table:number-columns-repeated="16364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ce41" office:value-type="string" calcext:value-type="string">
            <text:p>Gestion paquet carte</text:p>
          </table:table-cell>
          <table:table-cell table:style-name="ce41" office:value-type="string" calcext:value-type="string">
            <text:p>Samed</text:p>
          </table:table-cell>
          <table:table-cell table:style-name="ce47" office:value-type="string" calcext:value-type="string">
            <text:p>Othmane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145" office:value-type="date" office:date-value="2018-03-11" calcext:value-type="date">
            <text:p>11-03-18</text:p>
          </table:table-cell>
          <table:table-cell table:style-name="ce147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M9]+[.O9]+[.Q9]+[.K9]" office:value-type="float" office:value="6" calcext:value-type="float">
            <text:p>6</text:p>
          </table:table-cell>
          <table:table-cell table:formula="of:=[.N9]+[.P9]+[.R9]+[.L9]" office:value-type="float" office:value="15" calcext:value-type="float">
            <text:p>15</text:p>
          </table:table-cell>
          <table:table-cell table:number-columns-repeated="16364"/>
        </table:table-row>
        <table:table-row table:style-name="ro5">
          <table:table-cell table:number-columns-repeated="2"/>
          <table:table-cell table:style-name="ce41" office:value-type="string" calcext:value-type="string">
            <text:p>Gestion interface paquet</text:p>
          </table:table-cell>
          <table:table-cell table:style-name="ce41" office:value-type="string" calcext:value-type="string">
            <text:p>Othmane</text:p>
          </table:table-cell>
          <table:table-cell table:style-name="ce47" office:value-type="string" calcext:value-type="string">
            <text:p>Samed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/>
          <table:table-cell table:style-name="ce145" office:value-type="date" office:date-value="2022-03-12" calcext:value-type="date">
            <text:p>12-03-22</text:p>
          </table:table-cell>
          <table:table-cell table:style-name="ce147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0]+[.O10]+[.Q10]+[.K10]" office:value-type="float" office:value="6" calcext:value-type="float">
            <text:p>6</text:p>
          </table:table-cell>
          <table:table-cell table:formula="of:=[.N10]+[.P10]+[.R10]+[.L10]" office:value-type="float" office:value="0" calcext:value-type="float">
            <text:p>0</text:p>
          </table:table-cell>
          <table:table-cell table:number-columns-repeated="16364"/>
        </table:table-row>
        <table:table-row table:style-name="ro6">
          <table:table-cell table:number-columns-repeated="2"/>
          <table:table-cell table:style-name="ce41" office:value-type="string" calcext:value-type="string">
            <text:p>Gestion interface carte</text:p>
          </table:table-cell>
          <table:table-cell table:style-name="ce41" office:value-type="string" calcext:value-type="string">
            <text:p>Samed</text:p>
          </table:table-cell>
          <table:table-cell table:style-name="ce47" office:value-type="string" calcext:value-type="string">
            <text:p>Othmane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"/>
          <table:table-cell table:style-name="ce145" office:value-type="date" office:date-value="2018-03-13" calcext:value-type="date">
            <text:p>13-03-18</text:p>
          </table:table-cell>
          <table:table-cell table:style-name="ce147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1]+[.O11]+[.Q11]+[.K11]" office:value-type="float" office:value="6" calcext:value-type="float">
            <text:p>6</text:p>
          </table:table-cell>
          <table:table-cell table:formula="of:=[.N11]+[.P11]+[.R11]+[.L11]" office:value-type="float" office:value="10" calcext:value-type="float">
            <text:p>10</text:p>
          </table:table-cell>
          <table:table-cell table:number-columns-repeated="16364"/>
        </table:table-row>
        <table:table-row table:style-name="ro6">
          <table:table-cell table:number-columns-repeated="2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9:.F11])" office:value-type="float" office:value="24" calcext:value-type="float">
            <text:p>24</text:p>
          </table:table-cell>
          <table:table-cell table:style-name="ce37" table:formula="of:=SUM([.G9:.G11])" office:value-type="float" office:value="20" calcext:value-type="float">
            <text:p>20</text:p>
          </table:table-cell>
          <table:table-cell table:style-name="ce1"/>
          <table:table-cell table:style-name="ce145" office:value-type="date" office:date-value="2018-03-06" calcext:value-type="date">
            <text:p>06-03-18</text:p>
          </table:table-cell>
          <table:table-cell table:style-name="ce147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2]+[.O12]+[.Q12]+[.K12]" office:value-type="float" office:value="6" calcext:value-type="float">
            <text:p>6</text:p>
          </table:table-cell>
          <table:table-cell table:formula="of:=[.N12]+[.P12]+[.R12]+[.L12]" office:value-type="float" office:value="8" calcext:value-type="float">
            <text:p>8</text:p>
          </table:table-cell>
          <table:table-cell table:number-columns-repeated="16364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style-name="ce1"/>
          <table:table-cell table:style-name="ce145" office:value-type="date" office:date-value="2018-03-07" calcext:value-type="date">
            <text:p>07-03-18</text:p>
          </table:table-cell>
          <table:table-cell table:style-name="ce147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3]+[.O13]+[.Q13]+[.K13]" office:value-type="float" office:value="6" calcext:value-type="float">
            <text:p>6</text:p>
          </table:table-cell>
          <table:table-cell table:formula="of:=[.N13]+[.P13]+[.L13]+[.R13]" office:value-type="float" office:value="0" calcext:value-type="float">
            <text:p>0</text:p>
          </table:table-cell>
          <table:table-cell table:number-columns-repeated="16364"/>
        </table:table-row>
        <table:table-row table:style-name="ro6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45" office:value-type="date" office:date-value="2018-03-08" calcext:value-type="date">
            <text:p>08-03-18</text:p>
          </table:table-cell>
          <table:table-cell table:style-name="ce147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4]+[.O14]+[.Q14]+[.K14]" office:value-type="float" office:value="6" calcext:value-type="float">
            <text:p>6</text:p>
          </table:table-cell>
          <table:table-cell table:formula="of:=[.N14]+[.P14]+[.R14]+[.L14]" office:value-type="float" office:value="6" calcext:value-type="float">
            <text:p>6</text:p>
          </table:table-cell>
          <table:table-cell table:number-columns-repeated="16364"/>
        </table:table-row>
        <table:table-row table:style-name="ro6">
          <table:table-cell table:number-columns-repeated="2"/>
          <table:table-cell table:style-name="ce41" office:value-type="string" calcext:value-type="string">
            <text:p>Creation carte + interface refactoring</text:p>
          </table:table-cell>
          <table:table-cell table:style-name="ce41" office:value-type="string" calcext:value-type="string">
            <text:p>Samir</text:p>
          </table:table-cell>
          <table:table-cell table:style-name="ce41" office:value-type="string" calcext:value-type="string">
            <text:p>Tiago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/>
          <table:table-cell table:style-name="ce145" office:value-type="date" office:date-value="2018-03-09" calcext:value-type="date">
            <text:p>09-03-18</text:p>
          </table:table-cell>
          <table:table-cell table:style-name="ce147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M15]+[.O15]+[.Q15]+[.K15]" office:value-type="float" office:value="6" calcext:value-type="float">
            <text:p>6</text:p>
          </table:table-cell>
          <table:table-cell table:formula="of:=[.N15]+[.P15]+[.R15]+[.L15]" office:value-type="float" office:value="22" calcext:value-type="float">
            <text:p>22</text:p>
          </table:table-cell>
          <table:table-cell table:number-columns-repeated="16364"/>
        </table:table-row>
        <table:table-row table:style-name="ro5">
          <table:table-cell table:number-columns-repeated="2"/>
          <table:table-cell table:style-name="ce41" office:value-type="string" calcext:value-type="string">
            <text:p>Create paquet</text:p>
          </table:table-cell>
          <table:table-cell table:style-name="ce41" office:value-type="string" calcext:value-type="string">
            <text:p>Tiago</text:p>
          </table:table-cell>
          <table:table-cell table:style-name="ce41" office:value-type="string" calcext:value-type="string">
            <text:p>Samir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145" office:value-type="date" office:date-value="2018-03-10" calcext:value-type="date">
            <text:p>10-03-18</text:p>
          </table:table-cell>
          <table:table-cell table:style-name="ce147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16]+[.O16]+[.Q16]+[.K16]" office:value-type="float" office:value="6" calcext:value-type="float">
            <text:p>6</text:p>
          </table:table-cell>
          <table:table-cell table:formula="of:=[.N16]+[.P16]+[.R16]+[.L16]" office:value-type="float" office:value="13" calcext:value-type="float">
            <text:p>13</text:p>
          </table:table-cell>
          <table:table-cell table:number-columns-repeated="16364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table:formula="of:=SUM([.F15:.F16])" office:value-type="float" office:value="18" calcext:value-type="float">
            <text:p>18</text:p>
          </table:table-cell>
          <table:table-cell table:style-name="ce34" table:formula="of:=SUM([.G15:.G16])" office:value-type="float" office:value="26" calcext:value-type="float">
            <text:p>26</text:p>
          </table:table-cell>
          <table:table-cell/>
          <table:table-cell table:style-name="ce145" office:value-type="date" office:date-value="2018-03-11" calcext:value-type="date">
            <text:p>11-03-18</text:p>
          </table:table-cell>
          <table:table-cell table:style-name="ce147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7]+[.O17]+[.Q17]+[.K17]" office:value-type="float" office:value="6" calcext:value-type="float">
            <text:p>6</text:p>
          </table:table-cell>
          <table:table-cell table:formula="of:=[.N17]+[.P17]+[.R17]+[.L17]" office:value-type="float" office:value="0" calcext:value-type="float">
            <text:p>0</text:p>
          </table:table-cell>
          <table:table-cell table:number-columns-repeated="16364"/>
        </table:table-row>
        <table:table-row table:style-name="ro5">
          <table:table-cell table:style-name="ce48"/>
          <table:table-cell/>
          <table:table-cell table:style-name="ce7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style-name="ce49"/>
          <table:table-cell table:style-name="ce145" office:value-type="date" office:date-value="2018-03-12" calcext:value-type="date">
            <text:p>12-03-18</text:p>
          </table:table-cell>
          <table:table-cell table:style-name="ce147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18]+[.O18]+[.Q18]+[.K18]" office:value-type="float" office:value="5" calcext:value-type="float">
            <text:p>5</text:p>
          </table:table-cell>
          <table:table-cell table:formula="of:=[.N18]+[.P18]+[.R18]+[.L18]" office:value-type="float" office:value="0" calcext:value-type="float">
            <text:p>0</text:p>
          </table:table-cell>
          <table:table-cell table:number-columns-repeated="16364"/>
        </table:table-row>
        <table:table-row table:style-name="ro5">
          <table:table-cell table:number-columns-repeated="2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Default"/>
          <table:table-cell table:number-columns-repeated="16376"/>
        </table:table-row>
        <table:table-row table:style-name="ro5">
          <table:table-cell table:number-columns-repeated="2"/>
          <table:table-cell table:style-name="ce41" office:value-type="string" calcext:value-type="string">
            <text:p>Creation server + interactions</text:p>
          </table:table-cell>
          <table:table-cell table:style-name="ce41" office:value-type="string" calcext:value-type="string">
            <text:p>shan</text:p>
          </table:table-cell>
          <table:table-cell table:style-name="ce47" office:value-type="string" calcext:value-type="string">
            <text:p>No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Default"/>
          <table:table-cell table:number-columns-repeated="16376"/>
        </table:table-row>
        <table:table-row table:style-name="ro5">
          <table:table-cell table:number-columns-repeated="2"/>
          <table:table-cell table:style-name="ce41" office:value-type="string" calcext:value-type="string">
            <text:p>Creation Client + paquets tranmission</text:p>
          </table:table-cell>
          <table:table-cell table:style-name="ce41" office:value-type="string" calcext:value-type="string">
            <text:p>Noe</text:p>
          </table:table-cell>
          <table:table-cell table:style-name="ce47" office:value-type="string" calcext:value-type="string">
            <text:p>Sha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20:.F21])" office:value-type="float" office:value="18" calcext:value-type="float">
            <text:p>18</text:p>
          </table:table-cell>
          <table:table-cell table:style-name="ce37" table:formula="of:=SUM([.G20:.G21])" office:value-type="float" office:value="22" calcext:value-type="float">
            <text:p>22</text:p>
          </table:table-cell>
          <table:table-cell table:number-columns-repeated="16377"/>
        </table:table-row>
        <table:table-row table:style-name="ro5" table:number-rows-repeated="3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Default" table:number-columns-repeated="5"/>
          <table:table-cell table:number-columns-repeated="16377"/>
        </table:table-row>
        <table:table-row table:style-name="ro5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>
          <table:table-cell table:number-columns-repeated="2"/>
          <table:table-cell table:style-name="ce38" table:number-columns-repeated="5"/>
          <table:table-cell table:number-columns-repeated="16377"/>
        </table:table-row>
        <table:table-row table:style-name="ro5" table:number-rows-repeated="6">
          <table:table-cell table:style-name="Default" table:number-columns-repeated="8"/>
          <table:table-cell table:number-columns-repeated="16376"/>
        </table:table-row>
        <table:table-row table:style-name="ro3">
          <table:table-cell table:style-name="Default" table:number-columns-repeated="8"/>
          <table:table-cell table:number-columns-repeated="16376"/>
        </table:table-row>
        <table:table-row table:style-name="ro5" table:number-rows-repeated="4">
          <table:table-cell table:style-name="Default" table:number-columns-repeated="8"/>
          <table:table-cell table:number-columns-repeated="16376"/>
        </table:table-row>
        <table:table-row table:style-name="ro3">
          <table:table-cell table:style-name="Default" table:number-columns-repeated="8"/>
          <table:table-cell table:number-columns-repeated="16376"/>
        </table:table-row>
        <table:table-row table:style-name="ro5" table:number-rows-repeated="4">
          <table:table-cell table:style-name="Default" table:number-columns-repeated="8"/>
          <table:table-cell table:number-columns-repeated="16376"/>
        </table:table-row>
        <table:table-row table:style-name="ro3">
          <table:table-cell table:style-name="Default" table:number-columns-repeated="8"/>
          <table:table-cell table:number-columns-repeated="16376"/>
        </table:table-row>
        <table:table-row table:style-name="ro5" table:number-rows-repeated="4">
          <table:table-cell table:style-name="Default" table:number-columns-repeated="8"/>
          <table:table-cell table:number-columns-repeated="16376"/>
        </table:table-row>
        <table:table-row table:style-name="ro3">
          <table:table-cell table:style-name="Default" table:number-columns-repeated="8"/>
          <table:table-cell table:number-columns-repeated="16376"/>
        </table:table-row>
        <table:table-row table:style-name="ro5" table:number-rows-repeated="19">
          <table:table-cell table:style-name="Default" table:number-columns-repeated="8"/>
          <table:table-cell table:number-columns-repeated="16376"/>
        </table:table-row>
        <table:table-row table:style-name="ro1" table:number-rows-repeated="77">
          <table:table-cell table:style-name="Default" table:number-columns-repeated="8"/>
          <table:table-cell table:number-columns-repeated="16376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T1.I4:IT1.J18">
            <calcext:condition calcext:apply-style-name="cf7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3" draw:style-name="gr1" svg:width="6.2988in" svg:height="3.5429in" svg:x="14.4732in" svg:y="4.2299in">
            <draw:object draw:notify-on-update-of-ranges="IT2.J4:IT2.J18 IT2.W3:IT2.W3 IT2.W4:IT2.W18 IT2.X3:IT2.X3 IT2.X4:IT2.X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46" table:default-cell-style-name="ce35"/>
        <table:table-column table:style-name="co6" table:number-columns-repeated="15361" table:default-cell-style-name="ce1"/>
        <table:table-row table:style-name="ro7">
          <table:table-cell/>
          <table:table-cell table:style-name="ce1"/>
          <table:table-cell table:style-name="ce6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style-name="ce1"/>
          <table:table-cell table:number-columns-repeated="2"/>
          <table:table-cell table:style-name="ce10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table:style-name="ce40"/>
          <table:table-cell table:style-name="Default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/>
          <table:table-cell table:number-columns-repeated="2"/>
          <table:table-cell table:style-name="ce108" office:value-type="string" calcext:value-type="string" table:number-columns-spanned="2" table:number-rows-spanned="1">
            <text:p>Histoire 2</text:p>
          </table:table-cell>
          <table:covered-table-cell/>
          <table:table-cell table:style-name="ce108" office:value-type="string" calcext:value-type="string" table:number-columns-spanned="2" table:number-rows-spanned="1">
            <text:p>Histoire 4</text:p>
          </table:table-cell>
          <table:covered-table-cell/>
          <table:table-cell table:style-name="ce108" office:value-type="string" calcext:value-type="string" table:number-columns-spanned="2" table:number-rows-spanned="1">
            <text:p>Histoire 5</text:p>
          </table:table-cell>
          <table:covered-table-cell/>
          <table:table-cell table:style-name="ce108" office:value-type="string" calcext:value-type="string" table:number-columns-spanned="2" table:number-rows-spanned="1">
            <text:p>Histoire 17</text:p>
          </table:table-cell>
          <table:covered-table-cell/>
          <table:table-cell table:style-name="ce108" office:value-type="string" calcext:value-type="string" table:number-columns-spanned="2" table:number-rows-spanned="1">
            <text:p>Histoire 3</text:p>
          </table:table-cell>
          <table:covered-table-cell/>
          <table:table-cell table:style-name="ce108" office:value-type="string" calcext:value-type="string" table:number-columns-spanned="2" table:number-rows-spanned="1">
            <text:p>Histoire 23</text:p>
          </table:table-cell>
          <table:covered-table-cell/>
          <table:table-cell table:style-name="ce67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6360"/>
        </table:table-row>
        <table:table-row table:style-name="ro3">
          <table:table-cell/>
          <table:table-cell table:style-name="Default"/>
          <table:table-cell table:style-name="ce72" office:value-type="string" calcext:value-type="string">
            <text:p>Deck link to server</text:p>
          </table:table-cell>
          <table:table-cell table:style-name="ce72" office:value-type="string" calcext:value-type="string">
            <text:p>Samir</text:p>
          </table:table-cell>
          <table:table-cell table:style-name="ce72" office:value-type="string" calcext:value-type="string">
            <text:p>Tiago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1"/>
          <table:table-cell table:style-name="ce108" office:value-type="string" calcext:value-type="string" table:number-columns-spanned="2" table:number-rows-spanned="1">
            <text:p>Jour</text:p>
          </table:table-cell>
          <table:covered-table-cell/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72" office:value-type="string" calcext:value-type="string">
            <text:p>Card link to server</text:p>
          </table:table-cell>
          <table:table-cell table:style-name="ce72" office:value-type="string" calcext:value-type="string">
            <text:p>Tiago</text:p>
          </table:table-cell>
          <table:table-cell table:style-name="ce72" office:value-type="string" calcext:value-type="string">
            <text:p>Samir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1"/>
          <table:table-cell table:style-name="ce122" office:value-type="date" office:date-value="2018-03-06" calcext:value-type="date">
            <text:p>06-03-18</text:p>
          </table:table-cell>
          <table:table-cell table:style-name="ce12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]+[.M4]+[.O4]+[.Q4]+[.S4]+[.U4]" office:value-type="float" office:value="7" calcext:value-type="float">
            <text:p>7</text:p>
          </table:table-cell>
          <table:table-cell table:formula="of:=[.L4]+[.N4]+[.P4]+[.R4]+[.T4]+[.V4]" office:value-type="float" office:value="2" calcext:value-type="float">
            <text:p>2</text:p>
          </table:table-cell>
          <table:table-cell table:number-columns-repeated="16360"/>
        </table:table-row>
        <table:table-row table:style-name="ro4">
          <table:table-cell table:style-name="ce44"/>
          <table:table-cell table:style-name="Default"/>
          <table:table-cell table:style-name="ce72" office:value-type="string" calcext:value-type="string">
            <text:p>Deck interface</text:p>
          </table:table-cell>
          <table:table-cell table:number-columns-repeated="2" table:style-name="ce72" office:value-type="string" calcext:value-type="string">
            <text:p>Samir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1"/>
          <table:table-cell table:style-name="ce122" office:value-type="date" office:date-value="2018-03-07" calcext:value-type="date">
            <text:p>07-03-18</text:p>
          </table:table-cell>
          <table:table-cell table:style-name="ce12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K5]+[.M5]+[.O5]+[.Q5]+[.S5]+[.U5]" office:value-type="float" office:value="9" calcext:value-type="float">
            <text:p>9</text:p>
          </table:table-cell>
          <table:table-cell table:formula="of:=[.L5]+[.N5]+[.P5]+[.R5]+[.T5]+[.V5]" office:value-type="float" office:value="6" calcext:value-type="float">
            <text:p>6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72" office:value-type="string" calcext:value-type="string">
            <text:p>Card interface</text:p>
          </table:table-cell>
          <table:table-cell table:style-name="ce72" office:value-type="string" calcext:value-type="string">
            <text:p>Tiago</text:p>
          </table:table-cell>
          <table:table-cell table:style-name="ce1" office:value-type="string" calcext:value-type="string">
            <text:p>Jean Nicolas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1"/>
          <table:table-cell table:style-name="ce122" office:value-type="date" office:date-value="2018-03-08" calcext:value-type="date">
            <text:p>08-03-18</text:p>
          </table:table-cell>
          <table:table-cell table:style-name="ce12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6]+[.M6]+[.O6]+[.Q6]+[.S6]+[.U6]" office:value-type="float" office:value="8" calcext:value-type="float">
            <text:p>8</text:p>
          </table:table-cell>
          <table:table-cell table:formula="of:=[.L6]+[.N6]+[.P6]+[.R6]+[.T6]+[.V6]" office:value-type="float" office:value="5" calcext:value-type="float">
            <text:p>5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72" office:value-type="string" calcext:value-type="string">
            <text:p>Delete Deck/Card</text:p>
          </table:table-cell>
          <table:table-cell table:style-name="ce72" office:value-type="string" calcext:value-type="string">
            <text:p>Samir</text:p>
          </table:table-cell>
          <table:table-cell table:style-name="ce72" office:value-type="string" calcext:value-type="string">
            <text:p>Tiago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1"/>
          <table:table-cell table:style-name="ce122" office:value-type="date" office:date-value="2018-03-09" calcext:value-type="date">
            <text:p>09-03-18</text:p>
          </table:table-cell>
          <table:table-cell table:style-name="ce12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7]+[.M7]+[.O7]+[.Q7]+[.S7]+[.U7]" office:value-type="float" office:value="8" calcext:value-type="float">
            <text:p>8</text:p>
          </table:table-cell>
          <table:table-cell table:formula="of:=[.L7]+[.N7]+[.P7]+[.R7]+[.T7]+[.V7]" office:value-type="float" office:value="4" calcext:value-type="float">
            <text:p>4</text:p>
          </table:table-cell>
          <table:table-cell table:number-columns-repeated="16360"/>
        </table:table-row>
        <table:table-row table:style-name="ro8">
          <table:table-cell/>
          <table:table-cell table:style-name="Default"/>
          <table:table-cell table:style-name="ce72" office:value-type="string" calcext:value-type="string">
            <text:p>Filter Deck</text:p>
          </table:table-cell>
          <table:table-cell table:style-name="ce72" office:value-type="string" calcext:value-type="string">
            <text:p>Tiago</text:p>
          </table:table-cell>
          <table:table-cell table:style-name="ce72" office:value-type="string" calcext:value-type="string">
            <text:p>Samir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1"/>
          <table:table-cell table:style-name="ce122" office:value-type="date" office:date-value="2018-03-10" calcext:value-type="date">
            <text:p>10-03-18</text:p>
          </table:table-cell>
          <table:table-cell table:style-name="ce12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K8]+[.M8]+[.O8]+[.Q8]+[.S8]+[.U8]" office:value-type="float" office:value="8" calcext:value-type="float">
            <text:p>8</text:p>
          </table:table-cell>
          <table:table-cell table:formula="of:=[.L8]+[.N8]+[.P8]+[.R8]+[.T8]+[.V8]" office:value-type="float" office:value="16" calcext:value-type="float">
            <text:p>16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table:formula="of:=SUM([.F3:.F8])" office:value-type="float" office:value="19" calcext:value-type="float">
            <text:p>19</text:p>
          </table:table-cell>
          <table:table-cell table:style-name="ce34" table:formula="of:=SUM([.G3:.G8])" office:value-type="float" office:value="23" calcext:value-type="float">
            <text:p>23</text:p>
          </table:table-cell>
          <table:table-cell table:style-name="ce1"/>
          <table:table-cell table:style-name="ce122" office:value-type="date" office:date-value="2018-03-11" calcext:value-type="date">
            <text:p>11-03-18</text:p>
          </table:table-cell>
          <table:table-cell table:style-name="ce12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K9]+[.M9]+[.O9]+[.Q9]+[.S9]+[.U9]" office:value-type="float" office:value="7" calcext:value-type="float">
            <text:p>7</text:p>
          </table:table-cell>
          <table:table-cell table:formula="of:=[.L9]+[.N9]+[.P9]+[.R9]+[.T9]+[.V9]" office:value-type="float" office:value="16" calcext:value-type="float">
            <text:p>16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7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style-name="ce1"/>
          <table:table-cell table:style-name="ce122" office:value-type="date" office:date-value="2022-03-12" calcext:value-type="date">
            <text:p>12-03-22</text:p>
          </table:table-cell>
          <table:table-cell table:style-name="ce12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10]+[.M10]+[.O10]+[.Q10]+[.S10]+[.U10]" office:value-type="float" office:value="7" calcext:value-type="float">
            <text:p>7</text:p>
          </table:table-cell>
          <table:table-cell table:formula="of:=[.L10]+[.N10]+[.P10]+[.R10]+[.T10]+[.V10]" office:value-type="float" office:value="5" calcext:value-type="float">
            <text:p>5</text:p>
          </table:table-cell>
          <table:table-cell table:number-columns-repeated="16360"/>
        </table:table-row>
        <table:table-row table:style-name="ro3">
          <table:table-cell table:style-name="ce44"/>
          <table:table-cell table:style-name="Default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/>
          <table:table-cell table:style-name="ce122" office:value-type="date" office:date-value="2018-03-13" calcext:value-type="date">
            <text:p>13-03-18</text:p>
          </table:table-cell>
          <table:table-cell table:style-name="ce12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11]+[.M11]+[.O11]+[.Q11]+[.S11]+[.U11]" office:value-type="float" office:value="5" calcext:value-type="float">
            <text:p>5</text:p>
          </table:table-cell>
          <table:table-cell table:formula="of:=[.L11]+[.N11]+[.P11]+[.R11]+[.T11]+[.V11]" office:value-type="float" office:value="4" calcext:value-type="float">
            <text:p>4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72" office:value-type="string" calcext:value-type="string">
            <text:p>StudyMode interface</text:p>
          </table:table-cell>
          <table:table-cell table:style-name="ce72" office:value-type="string" calcext:value-type="string">
            <text:p>Tiago</text:p>
          </table:table-cell>
          <table:table-cell table:style-name="ce72" office:value-type="string" calcext:value-type="string">
            <text:p>Otman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12" calcext:value-type="float">
            <text:p>12</text:p>
          </table:table-cell>
          <table:table-cell table:style-name="ce1"/>
          <table:table-cell table:style-name="ce122" office:value-type="date" office:date-value="2018-03-06" calcext:value-type="date">
            <text:p>06-03-18</text:p>
          </table:table-cell>
          <table:table-cell table:style-name="ce12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12]+[.M12]+[.O12]+[.Q12]+[.S12]+[.U12]" office:value-type="float" office:value="7" calcext:value-type="float">
            <text:p>7</text:p>
          </table:table-cell>
          <table:table-cell table:formula="of:=[.L12]+[.N12]+[.P12]+[.R12]+[.T12]+[.V12]" office:value-type="float" office:value="9" calcext:value-type="float">
            <text:p>9</text:p>
          </table:table-cell>
          <table:table-cell table:number-columns-repeated="16360"/>
        </table:table-row>
        <table:table-row table:style-name="ro4">
          <table:table-cell/>
          <table:table-cell table:style-name="Default"/>
          <table:table-cell table:style-name="ce72" office:value-type="string" calcext:value-type="string">
            <text:p>StudyMode link to server</text:p>
          </table:table-cell>
          <table:table-cell table:style-name="ce72" office:value-type="string" calcext:value-type="string">
            <text:p>Samir</text:p>
          </table:table-cell>
          <table:table-cell table:style-name="ce72" office:value-type="string" calcext:value-type="string">
            <text:p>Tiago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1"/>
          <table:table-cell table:style-name="ce122" office:value-type="date" office:date-value="2018-03-07" calcext:value-type="date">
            <text:p>07-03-18</text:p>
          </table:table-cell>
          <table:table-cell table:style-name="ce12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13]+[.M13]+[.O13]+[.Q13]+[.S13]+[.U13]" office:value-type="float" office:value="7" calcext:value-type="float">
            <text:p>7</text:p>
          </table:table-cell>
          <table:table-cell table:formula="of:=[.L13]+[.N13]+[.P13]+[.R13]+[.T13]+[.V13]" office:value-type="float" office:value="8" calcext:value-type="float">
            <text:p>8</text:p>
          </table:table-cell>
          <table:table-cell table:number-columns-repeated="16360"/>
        </table:table-row>
        <table:table-row table:style-name="ro5">
          <table:table-cell table:style-name="ce69"/>
          <table:table-cell table:style-name="Default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12:.F13])" office:value-type="float" office:value="11" calcext:value-type="float">
            <text:p>11</text:p>
          </table:table-cell>
          <table:table-cell table:style-name="ce37" table:formula="of:=SUM([.G12:.G13])" office:value-type="float" office:value="18" calcext:value-type="float">
            <text:p>18</text:p>
          </table:table-cell>
          <table:table-cell table:style-name="ce1"/>
          <table:table-cell table:style-name="ce122" office:value-type="date" office:date-value="2018-03-08" calcext:value-type="date">
            <text:p>08-03-18</text:p>
          </table:table-cell>
          <table:table-cell table:style-name="ce12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4]+[.M14]+[.O14]+[.Q14]+[.S14]+[.U14]" office:value-type="float" office:value="4" calcext:value-type="float">
            <text:p>4</text:p>
          </table:table-cell>
          <table:table-cell table:formula="of:=[.L14]+[.N14]+[.P14]+[.R14]+[.T14]+[.V14]" office:value-type="float" office:value="0" calcext:value-type="float">
            <text:p>0</text:p>
          </table:table-cell>
          <table:table-cell table:number-columns-repeated="16360"/>
        </table:table-row>
        <table:table-row table:style-name="ro5">
          <table:table-cell/>
          <table:table-cell table:style-name="Default"/>
          <table:table-cell table:style-name="ce66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style-name="ce1"/>
          <table:table-cell table:style-name="ce122" office:value-type="date" office:date-value="2018-03-09" calcext:value-type="date">
            <text:p>09-03-18</text:p>
          </table:table-cell>
          <table:table-cell table:style-name="ce12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K15]+[.M15]+[.O15]+[.Q15]+[.S15]+[.U15]" office:value-type="float" office:value="4" calcext:value-type="float">
            <text:p>4</text:p>
          </table:table-cell>
          <table:table-cell table:formula="of:=[.L15]+[.N15]+[.P15]+[.R15]+[.T15]+[.V15]" office:value-type="float" office:value="12" calcext:value-type="float">
            <text:p>12</text:p>
          </table:table-cell>
          <table:table-cell table:number-columns-repeated="16360"/>
        </table:table-row>
        <table:table-row table:style-name="ro6">
          <table:table-cell/>
          <table:table-cell table:style-name="Default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/>
          <table:table-cell table:style-name="ce122" office:value-type="date" office:date-value="2018-03-10" calcext:value-type="date">
            <text:p>10-03-18</text:p>
          </table:table-cell>
          <table:table-cell table:style-name="ce12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6]+[.M16]+[.O16]+[.Q16]+[.S16]+[.U16]" office:value-type="float" office:value="4" calcext:value-type="float">
            <text:p>4</text:p>
          </table:table-cell>
          <table:table-cell table:formula="of:=[.L16]+[.N16]+[.P16]+[.R16]+[.T16]+[.V16]" office:value-type="float" office:value="8" calcext:value-type="float">
            <text:p>8</text:p>
          </table:table-cell>
          <table:table-cell table:number-columns-repeated="16360"/>
        </table:table-row>
        <table:table-row table:style-name="ro6">
          <table:table-cell/>
          <table:table-cell table:style-name="Default"/>
          <table:table-cell table:style-name="ce76" office:value-type="string" calcext:value-type="string">
            <text:p>Refactor client</text:p>
          </table:table-cell>
          <table:table-cell table:style-name="ce86" office:value-type="string" calcext:value-type="string">
            <text:p>Jean Nicolas</text:p>
          </table:table-cell>
          <table:table-cell table:style-name="ce86" office:value-type="string" calcext:value-type="string">
            <text:p>Otman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7" calcext:value-type="float">
            <text:p>7</text:p>
          </table:table-cell>
          <table:table-cell table:style-name="ce1"/>
          <table:table-cell table:style-name="ce122" office:value-type="date" office:date-value="2018-03-11" calcext:value-type="date">
            <text:p>11-03-18</text:p>
          </table:table-cell>
          <table:table-cell table:style-name="ce12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7]+[.M17]+[.O17]+[.Q17]+[.S17]+[.U17]" office:value-type="float" office:value="4" calcext:value-type="float">
            <text:p>4</text:p>
          </table:table-cell>
          <table:table-cell table:formula="of:=[.L17]+[.N17]+[.P17]+[.R17]+[.T17]+[.V17]" office:value-type="float" office:value="0" calcext:value-type="float">
            <text:p>0</text:p>
          </table:table-cell>
          <table:table-cell table:number-columns-repeated="16360"/>
        </table:table-row>
        <table:table-row table:style-name="ro6">
          <table:table-cell/>
          <table:table-cell table:style-name="Default"/>
          <table:table-cell table:style-name="ce72" office:value-type="string" calcext:value-type="string">
            <text:p>implemente the algoritme</text:p>
          </table:table-cell>
          <table:table-cell table:style-name="ce72" office:value-type="string" calcext:value-type="string">
            <text:p>Otman</text:p>
          </table:table-cell>
          <table:table-cell table:style-name="ce1" office:value-type="string" calcext:value-type="string">
            <text:p><text:s/>Jean Nicolas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5" calcext:value-type="float">
            <text:p>5</text:p>
          </table:table-cell>
          <table:table-cell table:style-name="ce1"/>
          <table:table-cell table:style-name="ce122" office:value-type="date" office:date-value="2018-03-12" calcext:value-type="date">
            <text:p>12-03-18</text:p>
          </table:table-cell>
          <table:table-cell table:style-name="ce12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18]+[.M18]+[.O18]+[.Q18]+[.S18]+[.U18]" office:value-type="float" office:value="4" calcext:value-type="float">
            <text:p>4</text:p>
          </table:table-cell>
          <table:table-cell table:formula="of:=[.L18]+[.N18]+[.P18]+[.R18]+[.T18]+[.V18]" office:value-type="float" office:value="0" calcext:value-type="float">
            <text:p>0</text:p>
          </table:table-cell>
          <table:table-cell table:number-columns-repeated="16360"/>
        </table:table-row>
        <table:table-row table:style-name="ro6">
          <table:table-cell/>
          <table:table-cell table:style-name="Default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office:value-type="float" office:value="17" calcext:value-type="float">
            <text:p>17</text:p>
          </table:table-cell>
          <table:table-cell table:style-name="ce34" table:formula="of:=SUM([.G17:.G18])" office:value-type="float" office:value="12" calcext:value-type="float">
            <text:p>12</text:p>
          </table:table-cell>
          <table:table-cell table:style-name="ce1"/>
          <table:table-cell table:number-columns-repeated="16376"/>
        </table:table-row>
        <table:table-row table:style-name="ro6">
          <table:table-cell/>
          <table:table-cell table:style-name="Default"/>
          <table:table-cell table:style-name="ce70" office:value-type="string" calcext:value-type="string" table:number-columns-spanned="5" table:number-rows-spanned="1">
            <text:p>HISTOIRE 17</text:p>
          </table:table-cell>
          <table:covered-table-cell table:number-columns-repeated="4"/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2" office:value-type="string" calcext:value-type="string">
            <text:p>creation interface</text:p>
          </table:table-cell>
          <table:table-cell table:style-name="ce72" office:value-type="string" calcext:value-type="string">
            <text:p>noe</text:p>
          </table:table-cell>
          <table:table-cell table:style-name="ce72" office:value-type="string" calcext:value-type="string">
            <text:p>bappi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1"/>
          <table:table-cell table:number-columns-repeated="16376"/>
        </table:table-row>
        <table:table-row table:style-name="ro5">
          <table:table-cell table:style-name="ce48"/>
          <table:table-cell table:style-name="Default"/>
          <table:table-cell table:style-name="ce72" office:value-type="string" calcext:value-type="string">
            <text:p>page-app integration</text:p>
          </table:table-cell>
          <table:table-cell table:style-name="ce72" office:value-type="string" calcext:value-type="string">
            <text:p>bappi</text:p>
          </table:table-cell>
          <table:table-cell table:style-name="ce72" office:value-type="string" calcext:value-type="string">
            <text:p>noe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1"/>
          <table:table-cell table:style-name="ce49" table:number-columns-repeated="4"/>
          <table:table-cell table:style-name="ce48"/>
          <table:table-cell table:number-columns-repeated="16371"/>
        </table:table-row>
        <table:table-row table:style-name="ro5">
          <table:table-cell table:style-name="ce48"/>
          <table:table-cell table:style-name="Default"/>
          <table:table-cell table:style-name="ce72" office:value-type="string" calcext:value-type="string">
            <text:p>DB adaptation</text:p>
          </table:table-cell>
          <table:table-cell table:style-name="ce72" office:value-type="string" calcext:value-type="string">
            <text:p>bappi</text:p>
          </table:table-cell>
          <table:table-cell table:style-name="ce72" office:value-type="string" calcext:value-type="string">
            <text:p>noe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" calcext:value-type="float">
            <text:p>5</text:p>
          </table:table-cell>
          <table:table-cell table:style-name="ce1"/>
          <table:table-cell table:style-name="ce48" table:number-columns-repeated="4"/>
          <table:table-cell table:style-name="ce76"/>
          <table:table-cell table:number-columns-repeated="16371"/>
        </table:table-row>
        <table:table-row table:style-name="ro5">
          <table:table-cell table:style-name="ce49"/>
          <table:table-cell table:style-name="Default"/>
          <table:table-cell table:style-name="ce72" office:value-type="string" calcext:value-type="string">
            <text:p>DB to server to GUI</text:p>
          </table:table-cell>
          <table:table-cell table:style-name="ce72" office:value-type="string" calcext:value-type="string">
            <text:p>noe</text:p>
          </table:table-cell>
          <table:table-cell table:style-name="ce72" office:value-type="string" calcext:value-type="string">
            <text:p>bappi</text:p>
          </table:table-cell>
          <table:table-cell table:style-name="ce75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1"/>
          <table:table-cell table:style-name="ce76" table:number-columns-repeated="5"/>
          <table:table-cell table:number-columns-repeated="16371"/>
        </table:table-row>
        <table:table-row table:style-name="ro5">
          <table:table-cell table:style-name="ce49"/>
          <table:table-cell table:style-name="Default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22:.F25])" office:value-type="float" office:value="17" calcext:value-type="float">
            <text:p>17</text:p>
          </table:table-cell>
          <table:table-cell table:style-name="ce37" table:formula="of:=SUM([.G22:.G25])" office:value-type="float" office:value="20" calcext:value-type="float">
            <text:p>20</text:p>
          </table:table-cell>
          <table:table-cell table:style-name="ce1"/>
          <table:table-cell table:style-name="Default" table:number-columns-repeated="4"/>
          <table:table-cell table:style-name="ce76"/>
          <table:table-cell table:number-columns-repeated="16371"/>
        </table:table-row>
        <table:table-row table:style-name="ro5">
          <table:table-cell table:style-name="ce76"/>
          <table:table-cell table:style-name="Default"/>
          <table:table-cell table:style-name="ce70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style-name="ce1"/>
          <table:table-cell table:style-name="ce76" table:number-columns-repeated="5"/>
          <table:table-cell table:number-columns-repeated="16371"/>
        </table:table-row>
        <table:table-row table:style-name="ro5">
          <table:table-cell/>
          <table:table-cell table:style-name="Default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2" office:value-type="string" calcext:value-type="string">
            <text:p>Delete a Card</text:p>
          </table:table-cell>
          <table:table-cell table:style-name="ce72" office:value-type="string" calcext:value-type="string">
            <text:p>Tiago</text:p>
          </table:table-cell>
          <table:table-cell table:style-name="ce72" office:value-type="string" calcext:value-type="string">
            <text:p>Samir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29:.F29])" office:value-type="float" office:value="2" calcext:value-type="float">
            <text:p>2</text:p>
          </table:table-cell>
          <table:table-cell table:style-name="ce37" table:formula="of:=SUM([.G29:.G29])" office:value-type="float" office:value="3" calcext:value-type="float">
            <text:p>3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0" office:value-type="string" calcext:value-type="string" table:number-columns-spanned="5" table:number-rows-spanned="1">
            <text:p>Histoire 23 Refactor + Test</text:p>
          </table:table-cell>
          <table:covered-table-cell table:number-columns-repeated="4"/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2" office:value-type="string" calcext:value-type="string">
            <text:p>Ajout des tests</text:p>
          </table:table-cell>
          <table:table-cell table:style-name="ce83" office:value-type="string" calcext:value-type="string">
            <text:p>Samed</text:p>
          </table:table-cell>
          <table:table-cell table:style-name="ce83" office:value-type="string" calcext:value-type="string">
            <text:p>Shan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8" calcext:value-type="float">
            <text:p>8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2" office:value-type="string" calcext:value-type="string">
            <text:p>Refactor serveur</text:p>
          </table:table-cell>
          <table:table-cell table:style-name="ce72" office:value-type="string" calcext:value-type="string">
            <text:p>Shan</text:p>
          </table:table-cell>
          <table:table-cell table:style-name="ce72" office:value-type="string" calcext:value-type="string">
            <text:p>Samed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6" calcext:value-type="float">
            <text:p>6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2" office:value-type="string" calcext:value-type="string">
            <text:p>Mise à jour base de données</text:p>
          </table:table-cell>
          <table:table-cell table:number-columns-repeated="2" table:style-name="ce83" office:value-type="string" calcext:value-type="string">
            <text:p>Omar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3" calcext:value-type="float">
            <text:p>3</text:p>
          </table:table-cell>
          <table:table-cell table:style-name="ce1"/>
          <table:table-cell table:number-columns-repeated="16376"/>
        </table:table-row>
        <table:table-row table:style-name="ro5">
          <table:table-cell/>
          <table:table-cell table:style-name="Default"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33:.F35])" office:value-type="float" office:value="28" calcext:value-type="float">
            <text:p>28</text:p>
          </table:table-cell>
          <table:table-cell table:style-name="ce37" table:formula="of:=SUM([.G33:.G35])" office:value-type="float" office:value="17" calcext:value-type="float">
            <text:p>17</text:p>
          </table:table-cell>
          <table:table-cell table:style-name="ce1"/>
          <table:table-cell table:number-columns-repeated="16376"/>
        </table:table-row>
        <table:table-row table:style-name="ro5">
          <table:table-cell table:style-name="ce69"/>
          <table:table-cell table:style-name="Default" table:number-columns-repeated="6"/>
          <table:table-cell table:style-name="ce1"/>
          <table:table-cell table:number-columns-repeated="16376"/>
        </table:table-row>
        <table:table-row table:style-name="ro5" table:number-rows-repeated="11">
          <table:table-cell/>
          <table:table-cell table:style-name="Default" table:number-columns-repeated="6"/>
          <table:table-cell table:style-name="ce1"/>
          <table:table-cell table:number-columns-repeated="16376"/>
        </table:table-row>
        <table:table-row table:style-name="ro5" table:number-rows-repeated="2">
          <table:table-cell/>
          <table:table-cell table:style-name="ce1" table:number-columns-repeated="7"/>
          <table:table-cell table:number-columns-repeated="16376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" table:number-columns-repeated="6"/>
          <table:table-cell table:number-columns-repeated="16376"/>
        </table:table-row>
        <table:table-row table:style-name="ro5" table:number-rows-repeated="5">
          <table:table-cell/>
          <table:table-cell table:style-name="ce1" table:number-columns-repeated="7"/>
          <table:table-cell table:number-columns-repeated="16376"/>
        </table:table-row>
        <table:table-row table:style-name="ro3">
          <table:table-cell/>
          <table:table-cell table:style-name="ce1" table:number-columns-repeated="7"/>
          <table:table-cell table:number-columns-repeated="16376"/>
        </table:table-row>
        <table:table-row table:style-name="ro5" table:number-rows-repeated="5">
          <table:table-cell/>
          <table:table-cell table:style-name="ce1" table:number-columns-repeated="7"/>
          <table:table-cell table:number-columns-repeated="16376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" table:number-columns-repeated="6"/>
          <table:table-cell table:number-columns-repeated="16376"/>
        </table:table-row>
        <table:table-row table:style-name="ro5" table:number-rows-repeated="3">
          <table:table-cell/>
          <table:table-cell table:style-name="ce1" table:number-columns-repeated="7"/>
          <table:table-cell table:number-columns-repeated="16376"/>
        </table:table-row>
        <table:table-row table:style-name="ro3">
          <table:table-cell/>
          <table:table-cell table:style-name="ce1" table:number-columns-repeated="7"/>
          <table:table-cell table:number-columns-repeated="16376"/>
        </table:table-row>
        <table:table-row table:style-name="ro5" table:number-rows-repeated="5">
          <table:table-cell/>
          <table:table-cell table:style-name="ce1" table:number-columns-repeated="7"/>
          <table:table-cell table:number-columns-repeated="16376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" table:number-columns-repeated="6"/>
          <table:table-cell table:number-columns-repeated="16376"/>
        </table:table-row>
        <table:table-row table:style-name="ro5" table:number-rows-repeated="6">
          <table:table-cell/>
          <table:table-cell table:style-name="ce1" table:number-columns-repeated="7"/>
          <table:table-cell table:number-columns-repeated="16376"/>
        </table:table-row>
        <table:table-row table:style-name="ro3">
          <table:table-cell/>
          <table:table-cell table:style-name="ce1" table:number-columns-repeated="7"/>
          <table:table-cell table:number-columns-repeated="16376"/>
        </table:table-row>
        <table:table-row table:style-name="ro5" table:number-rows-repeated="5">
          <table:table-cell/>
          <table:table-cell table:style-name="ce1" table:number-columns-repeated="7"/>
          <table:table-cell table:number-columns-repeated="16376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ce1" table:number-columns-repeated="6"/>
          <table:table-cell table:number-columns-repeated="16376"/>
        </table:table-row>
        <table:table-row table:style-name="ro5" table:number-rows-repeated="17">
          <table:table-cell/>
          <table:table-cell table:style-name="ce1" table:number-columns-repeated="7"/>
          <table:table-cell table:number-columns-repeated="16376"/>
        </table:table-row>
        <table:table-row table:style-name="ro1" table:number-rows-repeated="18">
          <table:table-cell/>
          <table:table-cell table:style-name="ce1" table:number-columns-repeated="7"/>
          <table:table-cell table:number-columns-repeated="16376"/>
        </table:table-row>
        <table:table-row table:style-name="ro1" table:number-rows-repeated="104845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T2.I4:IT2.J18">
            <calcext:condition calcext:apply-style-name="cf7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6.2988in" svg:height="3.5429in" svg:x="14.4622in" svg:y="4.1165in">
            <draw:object draw:notify-on-update-of-ranges="IT3.J4:IT3.J18 IT3.S3:IT3.S3 IT3.S4:IT3.S18 IT3.T3:IT3.T3 IT3.T4:IT3.T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5"/>
        <table:table-column table:style-name="co8" table:default-cell-style-name="Default"/>
        <table:table-column table:style-name="co9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46" table:default-cell-style-name="ce35"/>
        <table:table-column table:style-name="co6" table:number-columns-repeated="15361" table:default-cell-style-name="ce1"/>
        <table:table-row table:style-name="ro1">
          <table:table-cell table:number-columns-repeated="10"/>
          <table:table-cell table:style-name="ce10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table:style-name="ce40"/>
          <table:table-cell/>
          <table:table-cell table:style-name="ce6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3"/>
          <table:table-cell table:style-name="ce108" office:value-type="string" calcext:value-type="string" table:number-columns-spanned="2" table:number-rows-spanned="1">
            <text:p>Histoire 6</text:p>
          </table:table-cell>
          <table:covered-table-cell/>
          <table:table-cell table:style-name="ce108" office:value-type="string" calcext:value-type="string" table:number-columns-spanned="2" table:number-rows-spanned="1">
            <text:p>Histoire 15</text:p>
          </table:table-cell>
          <table:covered-table-cell/>
          <table:table-cell table:style-name="ce108" office:value-type="string" calcext:value-type="string" table:number-columns-spanned="2" table:number-rows-spanned="1">
            <text:p>Histoire 11</text:p>
          </table:table-cell>
          <table:covered-table-cell/>
          <table:table-cell table:style-name="ce108" office:value-type="string" calcext:value-type="string" table:number-columns-spanned="2" table:number-rows-spanned="1">
            <text:p>Histoire 23</text:p>
          </table:table-cell>
          <table:covered-table-cell/>
          <table:table-cell table:style-name="ce67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6364"/>
        </table:table-row>
        <table:table-row table:style-name="ro3">
          <table:table-cell table:number-columns-repeated="2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08" office:value-type="string" calcext:value-type="string" table:number-columns-spanned="2" table:number-rows-spanned="1">
            <text:p>Jour</text:p>
          </table:table-cell>
          <table:covered-table-cell/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ce72" office:value-type="string" calcext:value-type="string">
            <text:p>implementation of game modes</text:p>
          </table:table-cell>
          <table:table-cell table:style-name="ce161" office:value-type="string" calcext:value-type="string">
            <text:p>Samed</text:p>
          </table:table-cell>
          <table:table-cell table:style-name="ce161" office:value-type="string" calcext:value-type="string">
            <text:p>Omar Gueriri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1"/>
          <table:table-cell table:style-name="ce127" office:value-type="date" office:date-value="2018-03-06" calcext:value-type="date">
            <text:p>06-03-18</text:p>
          </table:table-cell>
          <table:table-cell table:style-name="ce128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formula="of:=[.K4]+[.M4]+[.O4]+[.Q4]" office:value-type="float" office:value="7" calcext:value-type="float">
            <text:p>7</text:p>
          </table:table-cell>
          <table:table-cell table:formula="of:=[.L4]+[.N4]+[.P4]+[.R4]" office:value-type="float" office:value="0" calcext:value-type="float">
            <text:p>0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Default" office:value-type="string" calcext:value-type="string">
            <text:p>interface Free mode and study mode</text:p>
          </table:table-cell>
          <table:table-cell table:style-name="ce161" office:value-type="string" calcext:value-type="string">
            <text:p>Samed</text:p>
          </table:table-cell>
          <table:table-cell table:style-name="ce161" office:value-type="string" calcext:value-type="string">
            <text:p>Omar Gueriri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1"/>
          <table:table-cell table:style-name="ce127" office:value-type="date" office:date-value="2018-03-07" calcext:value-type="date">
            <text:p>07-03-18</text:p>
          </table:table-cell>
          <table:table-cell table:style-name="ce128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formula="of:=[.K5]+[.M5]+[.O5]+[.Q5]" office:value-type="float" office:value="7" calcext:value-type="float">
            <text:p>7</text:p>
          </table:table-cell>
          <table:table-cell table:formula="of:=[.L5]+[.N5]+[.P5]+[.R5]" office:value-type="float" office:value="0" calcext:value-type="float">
            <text:p>0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Default" office:value-type="string" calcext:value-type="string">
            <text:p>refractoring</text:p>
          </table:table-cell>
          <table:table-cell table:style-name="ce161" office:value-type="string" calcext:value-type="string">
            <text:p>Samir</text:p>
          </table:table-cell>
          <table:table-cell table:style-name="ce161" office:value-type="string" calcext:value-type="string">
            <text:p>Samed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1"/>
          <table:table-cell table:style-name="ce127" office:value-type="date" office:date-value="2018-03-08" calcext:value-type="date">
            <text:p>08-03-18</text:p>
          </table:table-cell>
          <table:table-cell table:style-name="ce128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formula="of:=[.K6]+[.M6]+[.O6]+[.Q6]" office:value-type="float" office:value="7" calcext:value-type="float">
            <text:p>7</text:p>
          </table:table-cell>
          <table:table-cell table:formula="of:=[.L6]+[.N6]+[.P6]+[.R6]" office:value-type="float" office:value="12" calcext:value-type="float">
            <text:p>12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Default" office:value-type="string" calcext:value-type="string">
            <text:p>score display, link with the db</text:p>
          </table:table-cell>
          <table:table-cell table:style-name="ce161" office:value-type="string" calcext:value-type="string">
            <text:p>Omar Guizani</text:p>
          </table:table-cell>
          <table:table-cell table:style-name="ce161" office:value-type="string" calcext:value-type="string">
            <text:p>Samed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1"/>
          <table:table-cell table:style-name="ce127" office:value-type="date" office:date-value="2018-03-09" calcext:value-type="date">
            <text:p>09-03-18</text:p>
          </table:table-cell>
          <table:table-cell table:style-name="ce128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formula="of:=[.K7]+[.M7]+[.O7]+[.Q7]" office:value-type="float" office:value="7" calcext:value-type="float">
            <text:p>7</text:p>
          </table:table-cell>
          <table:table-cell table:formula="of:=[.L7]+[.N7]+[.P7]+[.R7]" office:value-type="float" office:value="0" calcext:value-type="float">
            <text:p>0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table:formula="of:=SUM([.F4:.F7])" office:value-type="float" office:value="14" calcext:value-type="float">
            <text:p>14</text:p>
          </table:table-cell>
          <table:table-cell table:style-name="ce34" table:formula="of:=SUM([.G4:.G7])" office:value-type="float" office:value="16" calcext:value-type="float">
            <text:p>16</text:p>
          </table:table-cell>
          <table:table-cell table:style-name="ce1"/>
          <table:table-cell table:style-name="ce127" office:value-type="date" office:date-value="2018-03-10" calcext:value-type="date">
            <text:p>10-03-18</text:p>
          </table:table-cell>
          <table:table-cell table:style-name="ce128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formula="of:=[.K8]+[.M8]+[.O8]+[.Q8]" office:value-type="float" office:value="7" calcext:value-type="float">
            <text:p>7</text:p>
          </table:table-cell>
          <table:table-cell table:formula="of:=[.L8]+[.N8]+[.P8]+[.R8]" office:value-type="float" office:value="8" calcext:value-type="float">
            <text:p>8</text:p>
          </table:table-cell>
          <table:table-cell table:number-columns-repeated="16364"/>
        </table:table-row>
        <table:table-row table:style-name="ro4">
          <table:table-cell table:number-columns-repeated="2"/>
          <table:table-cell table:style-name="ce7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style-name="ce1"/>
          <table:table-cell table:style-name="ce127" office:value-type="date" office:date-value="2018-03-11" calcext:value-type="date">
            <text:p>11-03-18</text:p>
          </table:table-cell>
          <table:table-cell table:style-name="ce128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formula="of:=[.K9]+[.M9]+[.O9]+[.Q9]" office:value-type="float" office:value="7" calcext:value-type="float">
            <text:p>7</text:p>
          </table:table-cell>
          <table:table-cell table:formula="of:=[.L9]+[.N9]+[.P9]+[.R9]" office:value-type="float" office:value="10" calcext:value-type="float">
            <text:p>10</text:p>
          </table:table-cell>
          <table:table-cell table:style-name="Default"/>
          <table:table-cell table:number-columns-repeated="16363"/>
        </table:table-row>
        <table:table-row table:style-name="ro4">
          <table:table-cell table:number-columns-repeated="2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27" office:value-type="date" office:date-value="2022-03-12" calcext:value-type="date">
            <text:p>12-03-22</text:p>
          </table:table-cell>
          <table:table-cell table:style-name="ce128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formula="of:=[.K10]+[.M10]+[.O10]+[.Q10]" office:value-type="float" office:value="7" calcext:value-type="float">
            <text:p>7</text:p>
          </table:table-cell>
          <table:table-cell table:formula="of:=[.L10]+[.N10]+[.P10]+[.R10]" office:value-type="float" office:value="6" calcext:value-type="float">
            <text:p>6</text:p>
          </table:table-cell>
          <table:table-cell table:style-name="Default"/>
          <table:table-cell table:number-columns-repeated="16363"/>
        </table:table-row>
        <table:table-row table:style-name="ro4">
          <table:table-cell table:number-columns-repeated="2"/>
          <table:table-cell table:style-name="ce72" office:value-type="string" calcext:value-type="string">
            <text:p>Store interface + DB + Server method</text:p>
          </table:table-cell>
          <table:table-cell table:style-name="ce161" office:value-type="string" calcext:value-type="string">
            <text:p>Omar Guizani</text:p>
          </table:table-cell>
          <table:table-cell table:style-name="ce161" office:value-type="string" calcext:value-type="string">
            <text:p>JN</text:p>
          </table:table-cell>
          <table:table-cell table:style-name="ce162" office:value-type="float" office:value="18" calcext:value-type="float">
            <text:p>18</text:p>
          </table:table-cell>
          <table:table-cell table:style-name="ce162" office:value-type="float" office:value="14" calcext:value-type="float">
            <text:p>14</text:p>
          </table:table-cell>
          <table:table-cell/>
          <table:table-cell table:style-name="ce127" office:value-type="date" office:date-value="2018-03-13" calcext:value-type="date">
            <text:p>13-03-18</text:p>
          </table:table-cell>
          <table:table-cell table:style-name="ce128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formula="of:=[.K11]+[.M11]+[.O11]+[.Q11]" office:value-type="float" office:value="7" calcext:value-type="float">
            <text:p>7</text:p>
          </table:table-cell>
          <table:table-cell table:formula="of:=[.L11]+[.N11]+[.P11]+[.R11]" office:value-type="float" office:value="10" calcext:value-type="float">
            <text:p>10</text:p>
          </table:table-cell>
          <table:table-cell table:style-name="Default"/>
          <table:table-cell table:number-columns-repeated="16363"/>
        </table:table-row>
        <table:table-row table:style-name="ro8">
          <table:table-cell table:number-columns-repeated="2"/>
          <table:table-cell table:style-name="ce72" office:value-type="string" calcext:value-type="string">
            <text:p>Store display</text:p>
          </table:table-cell>
          <table:table-cell table:style-name="ce161" office:value-type="string" calcext:value-type="string">
            <text:p>JN</text:p>
          </table:table-cell>
          <table:table-cell table:style-name="ce161" office:value-type="string" calcext:value-type="string">
            <text:p>Omar Guizani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/>
          <table:table-cell table:style-name="ce127" office:value-type="date" office:date-value="2018-03-06" calcext:value-type="date">
            <text:p>06-03-18</text:p>
          </table:table-cell>
          <table:table-cell table:style-name="ce128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formula="of:=[.K12]+[.M12]+[.O12]+[.Q12]" office:value-type="float" office:value="7" calcext:value-type="float">
            <text:p>7</text:p>
          </table:table-cell>
          <table:table-cell table:formula="of:=[.L12]+[.N12]+[.P12]+[.R12]" office:value-type="float" office:value="12" calcext:value-type="float">
            <text:p>12</text:p>
          </table:table-cell>
          <table:table-cell table:style-name="Default"/>
          <table:table-cell table:number-columns-repeated="16363"/>
        </table:table-row>
        <table:table-row table:style-name="ro4">
          <table:table-cell table:number-columns-repeated="2"/>
          <table:table-cell table:style-name="Default" office:value-type="string" calcext:value-type="string">
            <text:p>Refactoring</text:p>
          </table:table-cell>
          <table:table-cell table:style-name="ce161" office:value-type="string" calcext:value-type="string">
            <text:p>JN</text:p>
          </table:table-cell>
          <table:table-cell table:style-name="ce161" office:value-type="string" calcext:value-type="string">
            <text:p>Shan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/>
          <table:table-cell table:style-name="ce127" office:value-type="date" office:date-value="2018-03-07" calcext:value-type="date">
            <text:p>07-03-18</text:p>
          </table:table-cell>
          <table:table-cell table:style-name="ce128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formula="of:=[.K13]+[.M13]+[.O13]+[.Q13]" office:value-type="float" office:value="7" calcext:value-type="float">
            <text:p>7</text:p>
          </table:table-cell>
          <table:table-cell table:formula="of:=[.L13]+[.N13]+[.P13]+[.R13]" office:value-type="float" office:value="0" calcext:value-type="float">
            <text:p>0</text:p>
          </table:table-cell>
          <table:table-cell table:style-name="Default"/>
          <table:table-cell table:number-columns-repeated="16363"/>
        </table:table-row>
        <table:table-row table:style-name="ro4">
          <table:table-cell table:number-columns-repeated="2"/>
          <table:table-cell table:style-name="Default" office:value-type="string" calcext:value-type="string">
            <text:p>Token</text:p>
          </table:table-cell>
          <table:table-cell table:style-name="ce161" office:value-type="string" calcext:value-type="string">
            <text:p>Shan</text:p>
          </table:table-cell>
          <table:table-cell table:style-name="ce161" office:value-type="string" calcext:value-type="string">
            <text:p>Bappi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/>
          <table:table-cell table:style-name="ce127" office:value-type="date" office:date-value="2018-03-08" calcext:value-type="date">
            <text:p>08-03-18</text:p>
          </table:table-cell>
          <table:table-cell table:style-name="ce128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formula="of:=[.K14]+[.M14]+[.O14]+[.Q14]" office:value-type="float" office:value="6" calcext:value-type="float">
            <text:p>6</text:p>
          </table:table-cell>
          <table:table-cell table:formula="of:=[.L14]+[.N14]+[.P14]+[.R14]" office:value-type="float" office:value="6" calcext:value-type="float">
            <text:p>6</text:p>
          </table:table-cell>
          <table:table-cell table:style-name="Default"/>
          <table:table-cell table:number-columns-repeated="16363"/>
        </table:table-row>
        <table:table-row table:style-name="ro3">
          <table:table-cell table:style-name="ce44"/>
          <table:table-cell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11:.F14])" office:value-type="float" office:value="32" calcext:value-type="float">
            <text:p>32</text:p>
          </table:table-cell>
          <table:table-cell table:style-name="ce37" table:formula="of:=SUM([.G11:.G14])" office:value-type="float" office:value="27" calcext:value-type="float">
            <text:p>27</text:p>
          </table:table-cell>
          <table:table-cell table:style-name="ce1"/>
          <table:table-cell table:style-name="ce127" office:value-type="date" office:date-value="2018-03-09" calcext:value-type="date">
            <text:p>09-03-18</text:p>
          </table:table-cell>
          <table:table-cell table:style-name="ce128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formula="of:=[.K15]+[.M15]+[.O15]+[.Q15]" office:value-type="float" office:value="5" calcext:value-type="float">
            <text:p>5</text:p>
          </table:table-cell>
          <table:table-cell table:formula="of:=[.L15]+[.N15]+[.P15]+[.R15]" office:value-type="float" office:value="16" calcext:value-type="float">
            <text:p>16</text:p>
          </table:table-cell>
          <table:table-cell table:style-name="Default"/>
          <table:table-cell table:number-columns-repeated="16363"/>
        </table:table-row>
        <table:table-row table:style-name="ro4">
          <table:table-cell table:number-columns-repeated="2"/>
          <table:table-cell table:style-name="ce66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style-name="ce1"/>
          <table:table-cell table:style-name="ce127" office:value-type="date" office:date-value="2018-03-10" calcext:value-type="date">
            <text:p>10-03-18</text:p>
          </table:table-cell>
          <table:table-cell table:style-name="ce128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formula="of:=[.K16]+[.M16]+[.O16]+[.Q16]" office:value-type="float" office:value="5" calcext:value-type="float">
            <text:p>5</text:p>
          </table:table-cell>
          <table:table-cell table:formula="of:=[.L16]+[.N16]+[.P16]+[.R16]" office:value-type="float" office:value="10" calcext:value-type="float">
            <text:p>10</text:p>
          </table:table-cell>
          <table:table-cell table:style-name="Default"/>
          <table:table-cell table:number-columns-repeated="16363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27" office:value-type="date" office:date-value="2018-03-11" calcext:value-type="date">
            <text:p>11-03-18</text:p>
          </table:table-cell>
          <table:table-cell table:style-name="ce128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formula="of:=[.K17]+[.O17]+[.Q17]" office:value-type="float" office:value="4" calcext:value-type="float">
            <text:p>4</text:p>
          </table:table-cell>
          <table:table-cell table:formula="of:=[.L17]+[.N17]+[.P17]+[.R17]" office:value-type="float" office:value="0" calcext:value-type="float">
            <text:p>0</text:p>
          </table:table-cell>
          <table:table-cell table:number-columns-repeated="16364"/>
        </table:table-row>
        <table:table-row table:style-name="ro5">
          <table:table-cell table:number-columns-repeated="2"/>
          <table:table-cell table:style-name="ce76" office:value-type="string" calcext:value-type="string">
            <text:p>Export a deck</text:p>
          </table:table-cell>
          <table:table-cell table:style-name="ce161" office:value-type="string" calcext:value-type="string">
            <text:p>Noé</text:p>
          </table:table-cell>
          <table:table-cell table:style-name="ce161" office:value-type="string" calcext:value-type="string">
            <text:p>Samir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10" calcext:value-type="float">
            <text:p>10</text:p>
          </table:table-cell>
          <table:table-cell/>
          <table:table-cell table:style-name="ce127" office:value-type="date" office:date-value="2018-03-12" calcext:value-type="date">
            <text:p>12-03-18</text:p>
          </table:table-cell>
          <table:table-cell table:style-name="ce128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65" office:value-type="float" office:value="0" calcext:value-type="float">
            <text:p>0</text:p>
          </table:table-cell>
          <table:table-cell table:formula="of:=[.K18]+[.M18]+[.O18]+[.Q18]" office:value-type="float" office:value="1" calcext:value-type="float">
            <text:p>1</text:p>
          </table:table-cell>
          <table:table-cell table:formula="of:=[.L18]+[.N18]+[.P18]+[.R18]" office:value-type="float" office:value="0" calcext:value-type="float">
            <text:p>0</text:p>
          </table:table-cell>
          <table:table-cell table:number-columns-repeated="16364"/>
        </table:table-row>
        <table:table-row table:style-name="ro6">
          <table:table-cell table:number-columns-repeated="2"/>
          <table:table-cell table:style-name="ce72" office:value-type="string" calcext:value-type="string">
            <text:p>Import a deck</text:p>
          </table:table-cell>
          <table:table-cell table:style-name="ce161" office:value-type="string" calcext:value-type="string">
            <text:p>Samir</text:p>
          </table:table-cell>
          <table:table-cell table:style-name="ce161" office:value-type="string" calcext:value-type="string">
            <text:p>Noé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0" calcext:value-type="float">
            <text:p>10</text:p>
          </table:table-cell>
          <table:table-cell/>
          <table:table-cell table:style-name="Default" table:number-columns-repeated="10"/>
          <table:table-cell table:number-columns-repeated="16366"/>
        </table:table-row>
        <table:table-row table:style-name="ro6">
          <table:table-cell table:number-columns-repeated="2"/>
          <table:table-cell table:style-name="Default" office:value-type="string" calcext:value-type="string">
            <text:p>Export/Import interface</text:p>
          </table:table-cell>
          <table:table-cell table:style-name="ce161" office:value-type="string" calcext:value-type="string">
            <text:p>Noé</text:p>
          </table:table-cell>
          <table:table-cell table:style-name="ce161" office:value-type="string" calcext:value-type="string">
            <text:p>Samir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table:formula="of:=SUM([.F18:.F20])" office:value-type="float" office:value="23" calcext:value-type="float">
            <text:p>23</text:p>
          </table:table-cell>
          <table:table-cell table:style-name="ce34" table:formula="of:=SUM([.G18:.G20])" office:value-type="float" office:value="25" calcext:value-type="float">
            <text:p>2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5" table:number-rows-spanned="1">
            <text:p>Histoire 23 Refactor + Creation de Jar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table:style-name="ce46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style-name="ce1" table:number-columns-repeated="2"/>
          <table:table-cell table:number-columns-repeated="16375"/>
        </table:table-row>
        <table:table-row table:style-name="ro5">
          <table:table-cell table:number-columns-repeated="2"/>
          <table:table-cell table:style-name="ce72" office:value-type="string" calcext:value-type="string">
            <text:p>Changement de contrôleurs</text:p>
          </table:table-cell>
          <table:table-cell table:style-name="ce83" office:value-type="string" calcext:value-type="string">
            <text:p>Samir</text:p>
          </table:table-cell>
          <table:table-cell table:style-name="ce83" office:value-type="string" calcext:value-type="string">
            <text:p>Tiago,Otman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8" calcext:value-type="float">
            <text:p>8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style-name="ce72" office:value-type="string" calcext:value-type="string">
            <text:p>Jar</text:p>
          </table:table-cell>
          <table:table-cell table:style-name="ce72" office:value-type="string" calcext:value-type="string">
            <text:p>Tiago</text:p>
          </table:table-cell>
          <table:table-cell table:style-name="ce72" office:value-type="string" calcext:value-type="string">
            <text:p>Samir,Otman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 table:style-name="ce48"/>
          <table:table-cell/>
          <table:table-cell table:style-name="ce7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7" table:formula="of:=SUM([.F24:.F25])" office:value-type="float" office:value="20" calcext:value-type="float">
            <text:p>20</text:p>
          </table:table-cell>
          <table:table-cell table:style-name="ce37" table:formula="of:=SUM([.G24:.G25])" office:value-type="float" office:value="9" calcext:value-type="float">
            <text:p>9</text:p>
          </table:table-cell>
          <table:table-cell table:style-name="ce49" table:number-columns-repeated="5"/>
          <table:table-cell table:style-name="ce48"/>
          <table:table-cell table:number-columns-repeated="16371"/>
        </table:table-row>
        <table:table-row table:style-name="ro5">
          <table:table-cell table:style-name="ce48"/>
          <table:table-cell/>
          <table:table-cell table:style-name="Default" table:number-columns-repeated="5"/>
          <table:table-cell table:style-name="ce48" table:number-columns-repeated="5"/>
          <table:table-cell table:style-name="ce76"/>
          <table:table-cell table:number-columns-repeated="16371"/>
        </table:table-row>
        <table:table-row table:style-name="ro5" table:number-rows-repeated="4">
          <table:table-cell table:style-name="ce49"/>
          <table:table-cell/>
          <table:table-cell table:style-name="Default" table:number-columns-repeated="5"/>
          <table:table-cell table:style-name="ce1" table:number-columns-repeated="2"/>
          <table:table-cell table:style-name="ce76" table:number-columns-repeated="4"/>
          <table:table-cell table:number-columns-repeated="16371"/>
        </table:table-row>
        <table:table-row table:style-name="ro5">
          <table:table-cell table:style-name="ce76"/>
          <table:table-cell/>
          <table:table-cell table:style-name="Default" table:number-columns-repeated="5"/>
          <table:table-cell table:style-name="ce76" table:number-columns-repeated="6"/>
          <table:table-cell table:number-columns-repeated="16371"/>
        </table:table-row>
        <table:table-row table:style-name="ro5" table:number-rows-repeated="2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 table:number-rows-repeated="4">
          <table:table-cell table:style-name="Default"/>
          <table:table-cell/>
          <table:table-cell table:style-name="Default" table:number-columns-repeated="5"/>
          <table:table-cell table:number-columns-repeated="16377"/>
        </table:table-row>
        <table:table-row table:style-name="ro5" table:number-rows-repeated="4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Default" table:number-columns-repeated="5"/>
          <table:table-cell table:number-columns-repeated="16377"/>
        </table:table-row>
        <table:table-row table:style-name="ro5" table:number-rows-repeated="13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Default" table:number-columns-repeated="5"/>
          <table:table-cell table:number-columns-repeated="16377"/>
        </table:table-row>
        <table:table-row table:style-name="ro5" table:number-rows-repeated="5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 table:number-rows-repeated="5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Default" table:number-columns-repeated="5"/>
          <table:table-cell table:number-columns-repeated="16377"/>
        </table:table-row>
        <table:table-row table:style-name="ro5" table:number-rows-repeated="3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 table:number-rows-repeated="5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Default" table:number-columns-repeated="5"/>
          <table:table-cell table:number-columns-repeated="16377"/>
        </table:table-row>
        <table:table-row table:style-name="ro5" table:number-rows-repeated="6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 table:number-rows-repeated="5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Default" table:number-columns-repeated="5"/>
          <table:table-cell table:number-columns-repeated="16377"/>
        </table:table-row>
        <table:table-row table:style-name="ro5" table:number-rows-repeated="17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1" table:number-rows-repeated="17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50" table:number-columns-repeated="4"/>
          <table:table-cell table:number-columns-repeated="16373"/>
        </table:table-row>
        <table:table-row table:style-name="ro1" table:number-rows-repeated="234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1" table:number-rows-repeated="104821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T3.I4:IT3.J18">
            <calcext:condition calcext:apply-style-name="cf7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6.2988in" svg:height="3.5429in" svg:x="14.4831in" svg:y="4.1976in">
            <draw:object draw:notify-on-update-of-ranges="IT4.J4:IT4.J18 IT4.O3:IT4.O3 IT4.O4:IT4.O18 IT4.P3:IT4.P3 IT4.P4:IT4.P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50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4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246" table:default-cell-style-name="ce35"/>
        <table:table-column table:style-name="co6" table:number-columns-repeated="15361" table:default-cell-style-name="ce1"/>
        <table:table-row table:style-name="ro7">
          <table:table-cell table:number-columns-repeated="2"/>
          <table:table-cell table:style-name="ce66" office:value-type="string" calcext:value-type="string" table:number-columns-spanned="5" table:number-rows-spanned="1">
            <text:p>HISTOIRE 16</text:p>
          </table:table-cell>
          <table:covered-table-cell table:number-columns-repeated="4"/>
          <table:table-cell table:number-columns-repeated="3"/>
          <table:table-cell table:style-name="ce10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table:style-name="ce40"/>
          <table:table-cell table:style-name="ce1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 table:number-columns-repeated="3"/>
          <table:table-cell table:style-name="ce108" office:value-type="string" calcext:value-type="string" table:number-columns-spanned="2" table:number-rows-spanned="1">
            <text:p>Histoire 16</text:p>
          </table:table-cell>
          <table:covered-table-cell/>
          <table:table-cell table:style-name="ce108" office:value-type="string" calcext:value-type="string" table:number-columns-spanned="2" table:number-rows-spanned="1">
            <text:p>Histoire 23</text:p>
          </table:table-cell>
          <table:covered-table-cell/>
          <table:table-cell table:style-name="ce67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6368"/>
        </table:table-row>
        <table:table-row table:style-name="ro3">
          <table:table-cell/>
          <table:table-cell table:style-name="ce1"/>
          <table:table-cell table:style-name="ce161" office:value-type="string" calcext:value-type="string">
            <text:p>latex card export to pdf</text:p>
          </table:table-cell>
          <table:table-cell table:style-name="ce161" office:value-type="string" calcext:value-type="string">
            <text:p>Noé</text:p>
          </table:table-cell>
          <table:table-cell table:style-name="ce161" office:value-type="string" calcext:value-type="string">
            <text:p>Samir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8" calcext:value-type="float">
            <text:p>8</text:p>
          </table:table-cell>
          <table:table-cell/>
          <table:table-cell table:style-name="ce108" office:value-type="string" calcext:value-type="string" table:number-columns-spanned="2" table:number-rows-spanned="1">
            <text:p>Jour</text:p>
          </table:table-cell>
          <table:covered-table-cell/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style-name="ce108" office:value-type="string" calcext:value-type="string">
            <text:p>Idéal</text:p>
          </table:table-cell>
          <table:table-cell table:style-name="ce108" office:value-type="string" calcext:value-type="string">
            <text:p>Réel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161" office:value-type="string" calcext:value-type="string">
            <text:p>html card export to pdf</text:p>
          </table:table-cell>
          <table:table-cell table:style-name="ce161" office:value-type="string" calcext:value-type="string">
            <text:p>Noé</text:p>
          </table:table-cell>
          <table:table-cell table:style-name="ce161" office:value-type="string" calcext:value-type="string">
            <text:p>Samir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15" calcext:value-type="float">
            <text:p>15</text:p>
          </table:table-cell>
          <table:table-cell/>
          <table:table-cell table:style-name="ce131" office:value-type="date" office:date-value="2018-03-06" calcext:value-type="date">
            <text:p>06-03-18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formula="of:=[.K4]+[.M4]" office:value-type="float" office:value="10" calcext:value-type="float">
            <text:p>10</text:p>
          </table:table-cell>
          <table:table-cell table:formula="of:=[.L4]+[.N4]" office:value-type="float" office:value="12" calcext:value-type="float">
            <text:p>12</text:p>
          </table:table-cell>
          <table:table-cell table:number-columns-repeated="16368"/>
        </table:table-row>
        <table:table-row table:style-name="ro4">
          <table:table-cell table:style-name="ce44"/>
          <table:table-cell table:style-name="ce1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49" table:formula="of:=SUM([.F3:.F4])" office:value-type="float" office:value="37" calcext:value-type="float">
            <text:p>37</text:p>
          </table:table-cell>
          <table:table-cell table:style-name="ce150" table:formula="of:=SUM([.G3:.G4])" office:value-type="float" office:value="23" calcext:value-type="float">
            <text:p>23</text:p>
          </table:table-cell>
          <table:table-cell/>
          <table:table-cell table:style-name="ce131" office:value-type="date" office:date-value="2018-03-07" calcext:value-type="date">
            <text:p>07-03-18</text:p>
          </table:table-cell>
          <table:table-cell table:style-name="ce132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formula="of:=[.K5]+[.M5]" office:value-type="float" office:value="10" calcext:value-type="float">
            <text:p>10</text:p>
          </table:table-cell>
          <table:table-cell table:formula="of:=[.L5]+[.N5]" office:value-type="float" office:value="13" calcext:value-type="float">
            <text:p>1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66" office:value-type="string" calcext:value-type="string" table:number-columns-spanned="5" table:number-rows-spanned="1">
            <text:p>HISTOIRE 23</text:p>
          </table:table-cell>
          <table:covered-table-cell table:number-columns-repeated="4"/>
          <table:table-cell/>
          <table:table-cell table:style-name="ce131" office:value-type="date" office:date-value="2018-03-08" calcext:value-type="date">
            <text:p>08-03-18</text:p>
          </table:table-cell>
          <table:table-cell table:style-name="ce132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formula="of:=[.K6]+[.M6]" office:value-type="float" office:value="10" calcext:value-type="float">
            <text:p>10</text:p>
          </table:table-cell>
          <table:table-cell table:formula="of:=[.L6]+[.N6]" office:value-type="float" office:value="13" calcext:value-type="float">
            <text:p>1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32" office:value-type="string" calcext:value-type="string">
            <text:p>Tâches</text:p>
          </table:table-cell>
          <table:table-cell table:style-name="ce32" office:value-type="string" calcext:value-type="string">
            <text:p>Pilote</text:p>
          </table:table-cell>
          <table:table-cell table:style-name="ce32" office:value-type="string" calcext:value-type="string">
            <text:p>Copilote</text:p>
          </table:table-cell>
          <table:table-cell table:style-name="ce32" office:value-type="string" calcext:value-type="string">
            <text:p>Points réels</text:p>
          </table:table-cell>
          <table:table-cell table:style-name="ce32" office:value-type="string" calcext:value-type="string">
            <text:p>Points estimés</text:p>
          </table:table-cell>
          <table:table-cell/>
          <table:table-cell table:style-name="ce131" office:value-type="date" office:date-value="2018-03-09" calcext:value-type="date">
            <text:p>09-03-18</text:p>
          </table:table-cell>
          <table:table-cell table:style-name="ce132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formula="of:=[.K7]+[.M7]" office:value-type="float" office:value="10" calcext:value-type="float">
            <text:p>10</text:p>
          </table:table-cell>
          <table:table-cell table:formula="of:=[.L7]+[.N7]" office:value-type="float" office:value="10" calcext:value-type="float">
            <text:p>10</text:p>
          </table:table-cell>
          <table:table-cell table:number-columns-repeated="16368"/>
        </table:table-row>
        <table:table-row table:style-name="ro8">
          <table:table-cell/>
          <table:table-cell table:style-name="ce1"/>
          <table:table-cell table:style-name="ce161" office:value-type="string" calcext:value-type="string">
            <text:p>controllers</text:p>
          </table:table-cell>
          <table:table-cell table:style-name="ce161" office:value-type="string" calcext:value-type="string">
            <text:p>Shan</text:p>
          </table:table-cell>
          <table:table-cell table:style-name="ce161" office:value-type="string" calcext:value-type="string">
            <text:p>Tiago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5" calcext:value-type="float">
            <text:p>35</text:p>
          </table:table-cell>
          <table:table-cell/>
          <table:table-cell table:style-name="ce131" office:value-type="date" office:date-value="2018-03-10" calcext:value-type="date">
            <text:p>10-03-18</text:p>
          </table:table-cell>
          <table:table-cell table:style-name="ce132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13" calcext:value-type="float">
            <text:p>1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161" office:value-type="string" calcext:value-type="string">
            <text:p>views + model</text:p>
          </table:table-cell>
          <table:table-cell table:style-name="ce161" office:value-type="string" calcext:value-type="string">
            <text:p>Samed</text:p>
          </table:table-cell>
          <table:table-cell table:style-name="ce161" office:value-type="string" calcext:value-type="string">
            <text:p>Bappi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/>
          <table:table-cell table:style-name="ce131" office:value-type="date" office:date-value="2018-03-11" calcext:value-type="date">
            <text:p>11-03-18</text:p>
          </table:table-cell>
          <table:table-cell table:style-name="ce132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7" calcext:value-type="float">
            <text:p>7</text:p>
          </table:table-cell>
          <table:table-cell table:formula="of:=[.K9]+[.M9]" office:value-type="float" office:value="10" calcext:value-type="float">
            <text:p>10</text:p>
          </table:table-cell>
          <table:table-cell table:formula="of:=[.L9]+[.N9]" office:value-type="float" office:value="13" calcext:value-type="float">
            <text:p>1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161" office:value-type="string" calcext:value-type="string">
            <text:p>connection</text:p>
          </table:table-cell>
          <table:table-cell table:style-name="ce161" office:value-type="string" calcext:value-type="string">
            <text:p>Omar Guiz</text:p>
          </table:table-cell>
          <table:table-cell table:style-name="ce161" office:value-type="string" calcext:value-type="string">
            <text:p>Omar Guer.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20" calcext:value-type="float">
            <text:p>20</text:p>
          </table:table-cell>
          <table:table-cell/>
          <table:table-cell table:style-name="ce131" office:value-type="date" office:date-value="2022-03-12" calcext:value-type="date">
            <text:p>12-03-22</text:p>
          </table:table-cell>
          <table:table-cell table:style-name="ce132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formula="of:=[.K10]+[.M10]" office:value-type="float" office:value="10" calcext:value-type="float">
            <text:p>10</text:p>
          </table:table-cell>
          <table:table-cell table:formula="of:=[.L10]+[.N10]" office:value-type="float" office:value="9" calcext:value-type="float">
            <text:p>9</text:p>
          </table:table-cell>
          <table:table-cell table:number-columns-repeated="16368"/>
        </table:table-row>
        <table:table-row table:style-name="ro3">
          <table:table-cell table:style-name="ce44"/>
          <table:table-cell table:style-name="ce1"/>
          <table:table-cell table:style-name="ce161" office:value-type="string" calcext:value-type="string">
            <text:p>database (refactoring + com)</text:p>
          </table:table-cell>
          <table:table-cell table:style-name="ce161" office:value-type="string" calcext:value-type="string">
            <text:p>JN</text:p>
          </table:table-cell>
          <table:table-cell table:style-name="ce161" office:value-type="string" calcext:value-type="string">
            <text:p>Othmane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/>
          <table:table-cell table:style-name="ce131" office:value-type="date" office:date-value="2018-03-13" calcext:value-type="date">
            <text:p>13-03-18</text:p>
          </table:table-cell>
          <table:table-cell table:style-name="ce132" office:value-type="float" office:value="7" calcext:value-type="float">
            <text:p>7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4" calcext:value-type="float">
            <text:p>4</text:p>
          </table:table-cell>
          <table:table-cell table:formula="of:=[.K11]+[.M11]" office:value-type="float" office:value="10" calcext:value-type="float">
            <text:p>10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161" office:value-type="string" calcext:value-type="string">
            <text:p>packet (refactoring + com)</text:p>
          </table:table-cell>
          <table:table-cell table:style-name="ce161" office:value-type="string" calcext:value-type="string">
            <text:p>Othmane</text:p>
          </table:table-cell>
          <table:table-cell table:style-name="ce161" office:value-type="string" calcext:value-type="string">
            <text:p>JN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/>
          <table:table-cell table:style-name="ce131" office:value-type="date" office:date-value="2018-03-06" calcext:value-type="date">
            <text:p>06-03-18</text:p>
          </table:table-cell>
          <table:table-cell table:style-name="ce132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7" calcext:value-type="float">
            <text:p>7</text:p>
          </table:table-cell>
          <table:table-cell table:formula="of:=[.K12]+[.M12]" office:value-type="float" office:value="10" calcext:value-type="float">
            <text:p>10</text:p>
          </table:table-cell>
          <table:table-cell table:formula="of:=[.L12]+[.N12]" office:value-type="float" office:value="7" calcext:value-type="float">
            <text:p>7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6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4" table:formula="of:=SUM([.F8:.F12])" office:value-type="float" office:value="98" calcext:value-type="float">
            <text:p>98</text:p>
          </table:table-cell>
          <table:table-cell table:style-name="ce34" table:formula="of:=SUM([.G8:.G12])" office:value-type="float" office:value="110" calcext:value-type="float">
            <text:p>110</text:p>
          </table:table-cell>
          <table:table-cell/>
          <table:table-cell table:style-name="ce131" office:value-type="date" office:date-value="2018-03-07" calcext:value-type="date">
            <text:p>07-03-18</text:p>
          </table:table-cell>
          <table:table-cell table:style-name="ce132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7" calcext:value-type="float">
            <text:p>7</text:p>
          </table:table-cell>
          <table:table-cell table:formula="of:=[.K13]+[.M13]" office:value-type="float" office:value="10" calcext:value-type="float">
            <text:p>10</text:p>
          </table:table-cell>
          <table:table-cell table:formula="of:=[.L13]+[.N13]" office:value-type="float" office:value="7" calcext:value-type="float">
            <text:p>7</text:p>
          </table:table-cell>
          <table:table-cell table:number-columns-repeated="16368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Default" table:number-columns-repeated="5"/>
          <table:table-cell/>
          <table:table-cell table:style-name="ce131" office:value-type="date" office:date-value="2018-03-08" calcext:value-type="date">
            <text:p>08-03-18</text:p>
          </table:table-cell>
          <table:table-cell table:style-name="ce132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formula="of:=[.K14]+[.M14]" office:value-type="float" office:value="9" calcext:value-type="float">
            <text:p>9</text:p>
          </table:table-cell>
          <table:table-cell table:formula="of:=[.L14]+[.N14]" office:value-type="float" office:value="9" calcext:value-type="float">
            <text:p>9</text:p>
          </table:table-cell>
          <table:table-cell table:number-columns-repeated="16368"/>
        </table:table-row>
        <table:table-row table:style-name="ro5">
          <table:table-cell/>
          <table:table-cell table:style-name="ce1"/>
          <table:table-cell table:style-name="Default" table:number-columns-repeated="5"/>
          <table:table-cell/>
          <table:table-cell table:style-name="ce131" office:value-type="date" office:date-value="2018-03-09" calcext:value-type="date">
            <text:p>09-03-18</text:p>
          </table:table-cell>
          <table:table-cell table:style-name="ce132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9" calcext:value-type="float">
            <text:p>9</text:p>
          </table:table-cell>
          <table:table-cell table:formula="of:=[.K15]+[.M15]" office:value-type="float" office:value="9" calcext:value-type="float">
            <text:p>9</text:p>
          </table:table-cell>
          <table:table-cell table:formula="of:=[.L15]+[.N15]" office:value-type="float" office:value="9" calcext:value-type="float">
            <text:p>9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style-name="Default"/>
          <table:table-cell table:number-columns-repeated="5"/>
          <table:table-cell table:style-name="ce131" office:value-type="date" office:date-value="2018-03-10" calcext:value-type="date">
            <text:p>10-03-18</text:p>
          </table:table-cell>
          <table:table-cell table:style-name="ce132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formula="of:=[.K16]+[.M16]" office:value-type="float" office:value="4" calcext:value-type="float">
            <text:p>4</text:p>
          </table:table-cell>
          <table:table-cell table:formula="of:=[.L16]+[.N16]" office:value-type="float" office:value="10" calcext:value-type="float">
            <text:p>10</text:p>
          </table:table-cell>
          <table:table-cell table:number-columns-repeated="16368"/>
        </table:table-row>
        <table:table-row table:style-name="ro6">
          <table:table-cell/>
          <table:table-cell table:style-name="ce1" table:number-columns-repeated="6"/>
          <table:table-cell/>
          <table:table-cell table:style-name="ce131" office:value-type="date" office:date-value="2018-03-11" calcext:value-type="date">
            <text:p>11-03-18</text:p>
          </table:table-cell>
          <table:table-cell table:style-name="ce132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ce165" office:value-type="float" office:value="3" calcext:value-type="float">
            <text:p>3</text:p>
          </table:table-cell>
          <table:table-cell table:formula="of:=[.K17]+[.M17]" office:value-type="float" office:value="8" calcext:value-type="float">
            <text:p>8</text:p>
          </table:table-cell>
          <table:table-cell table:formula="of:=[.L17]+[.N17]" office:value-type="float" office:value="3" calcext:value-type="float">
            <text:p>3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style-name="Default" table:number-columns-repeated="5"/>
          <table:table-cell/>
          <table:table-cell table:style-name="ce131" office:value-type="date" office:date-value="2018-03-12" calcext:value-type="date">
            <text:p>12-03-18</text:p>
          </table:table-cell>
          <table:table-cell table:style-name="ce132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formula="of:=[.K18]+[.M18]" office:value-type="float" office:value="5" calcext:value-type="float">
            <text:p>5</text:p>
          </table:table-cell>
          <table:table-cell table:formula="of:=[.L18]+[.N18]" office:value-type="float" office:value="0" calcext:value-type="float">
            <text:p>0</text:p>
          </table:table-cell>
          <table:table-cell table:number-columns-repeated="16368"/>
        </table:table-row>
        <table:table-row table:style-name="ro6" table:number-rows-repeated="2">
          <table:table-cell/>
          <table:table-cell table:style-name="ce1" table:number-columns-repeated="6"/>
          <table:table-cell table:number-columns-repeated="16377"/>
        </table:table-row>
        <table:table-row table:style-name="ro5" table:number-rows-repeated="2">
          <table:table-cell/>
          <table:table-cell table:style-name="ce1" table:number-columns-repeated="6"/>
          <table:table-cell table:number-columns-repeated="16377"/>
        </table:table-row>
        <table:table-row table:style-name="ro5">
          <table:table-cell table:style-name="ce48"/>
          <table:table-cell table:style-name="ce1" table:number-columns-repeated="6"/>
          <table:table-cell table:style-name="ce49" table:number-columns-repeated="5"/>
          <table:table-cell table:style-name="ce48"/>
          <table:table-cell table:number-columns-repeated="16371"/>
        </table:table-row>
        <table:table-row table:style-name="ro5">
          <table:table-cell table:style-name="ce48"/>
          <table:table-cell table:style-name="ce1" table:number-columns-repeated="6"/>
          <table:table-cell table:style-name="ce48" table:number-columns-repeated="5"/>
          <table:table-cell table:style-name="ce76"/>
          <table:table-cell table:number-columns-repeated="16371"/>
        </table:table-row>
        <table:table-row table:style-name="ro5">
          <table:table-cell table:style-name="ce49"/>
          <table:table-cell table:style-name="ce1" table:number-columns-repeated="6"/>
          <table:table-cell table:style-name="ce76" table:number-columns-repeated="6"/>
          <table:table-cell table:number-columns-repeated="16371"/>
        </table:table-row>
        <table:table-row table:style-name="ro5">
          <table:table-cell table:style-name="ce49"/>
          <table:table-cell table:style-name="ce1" table:number-columns-repeated="6"/>
          <table:table-cell table:style-name="Default" table:number-columns-repeated="5"/>
          <table:table-cell table:style-name="ce76"/>
          <table:table-cell table:number-columns-repeated="16371"/>
        </table:table-row>
        <table:table-row table:style-name="ro5">
          <table:table-cell table:style-name="ce76"/>
          <table:table-cell table:style-name="ce1" table:number-columns-repeated="6"/>
          <table:table-cell table:style-name="ce76" table:number-columns-repeated="6"/>
          <table:table-cell table:number-columns-repeated="16371"/>
        </table:table-row>
        <table:table-row table:style-name="ro5" table:number-rows-repeated="9">
          <table:table-cell/>
          <table:table-cell table:style-name="ce1" table:number-columns-repeated="6"/>
          <table:table-cell table:number-columns-repeated="16377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ce1" table:number-columns-repeated="5"/>
          <table:table-cell table:number-columns-repeated="16377"/>
        </table:table-row>
        <table:table-row table:style-name="ro5" table:number-rows-repeated="13">
          <table:table-cell/>
          <table:table-cell table:style-name="ce1" table:number-columns-repeated="6"/>
          <table:table-cell table:number-columns-repeated="1637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" table:number-columns-repeated="5"/>
          <table:table-cell table:number-columns-repeated="16377"/>
        </table:table-row>
        <table:table-row table:style-name="ro5" table:number-rows-repeated="5">
          <table:table-cell/>
          <table:table-cell table:style-name="ce1" table:number-columns-repeated="6"/>
          <table:table-cell table:number-columns-repeated="16377"/>
        </table:table-row>
        <table:table-row table:style-name="ro3">
          <table:table-cell/>
          <table:table-cell table:style-name="ce1" table:number-columns-repeated="6"/>
          <table:table-cell table:number-columns-repeated="16377"/>
        </table:table-row>
        <table:table-row table:style-name="ro5" table:number-rows-repeated="5">
          <table:table-cell/>
          <table:table-cell table:style-name="ce1" table:number-columns-repeated="6"/>
          <table:table-cell table:number-columns-repeated="1637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" table:number-columns-repeated="5"/>
          <table:table-cell table:number-columns-repeated="16377"/>
        </table:table-row>
        <table:table-row table:style-name="ro5" table:number-rows-repeated="3">
          <table:table-cell/>
          <table:table-cell table:style-name="ce1" table:number-columns-repeated="6"/>
          <table:table-cell table:number-columns-repeated="16377"/>
        </table:table-row>
        <table:table-row table:style-name="ro3">
          <table:table-cell/>
          <table:table-cell table:style-name="ce1" table:number-columns-repeated="6"/>
          <table:table-cell table:number-columns-repeated="16377"/>
        </table:table-row>
        <table:table-row table:style-name="ro5" table:number-rows-repeated="5">
          <table:table-cell/>
          <table:table-cell table:style-name="ce1" table:number-columns-repeated="6"/>
          <table:table-cell table:number-columns-repeated="1637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" table:number-columns-repeated="5"/>
          <table:table-cell table:number-columns-repeated="16377"/>
        </table:table-row>
        <table:table-row table:style-name="ro5" table:number-rows-repeated="6">
          <table:table-cell/>
          <table:table-cell table:style-name="ce1" table:number-columns-repeated="6"/>
          <table:table-cell table:number-columns-repeated="16377"/>
        </table:table-row>
        <table:table-row table:style-name="ro3">
          <table:table-cell/>
          <table:table-cell table:style-name="ce1" table:number-columns-repeated="6"/>
          <table:table-cell table:number-columns-repeated="16377"/>
        </table:table-row>
        <table:table-row table:style-name="ro5" table:number-rows-repeated="5">
          <table:table-cell/>
          <table:table-cell table:style-name="ce1" table:number-columns-repeated="6"/>
          <table:table-cell table:number-columns-repeated="16377"/>
        </table:table-row>
        <table:table-row table:style-name="ro5">
          <table:table-cell table:style-name="ce69" table:number-columns-spanned="2" table:number-rows-spanned="1"/>
          <table:covered-table-cell/>
          <table:table-cell table:style-name="ce1" table:number-columns-repeated="5"/>
          <table:table-cell table:number-columns-repeated="16377"/>
        </table:table-row>
        <table:table-row table:style-name="ro5" table:number-rows-repeated="17">
          <table:table-cell/>
          <table:table-cell table:style-name="ce1" table:number-columns-repeated="6"/>
          <table:table-cell table:number-columns-repeated="16377"/>
        </table:table-row>
        <table:table-row table:style-name="ro1" table:number-rows-repeated="101">
          <table:table-cell/>
          <table:table-cell table:style-name="ce1" table:number-columns-repeated="6"/>
          <table:table-cell table:number-columns-repeated="16377"/>
        </table:table-row>
        <table:table-row table:style-name="ro1" table:number-rows-repeated="104837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T4.I4:IT4.J18">
            <calcext:condition calcext:apply-style-name="cf7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6"/>
        <table:named-range table:name="IT1H10" table:base-cell-address="$IT1.$A$1" table:cell-range-address="IT1.$F$63"/>
        <table:named-range table:name="IT1H11" table:base-cell-address="$IT1.$A$1" table:cell-range-address="IT1.$F$69"/>
        <table:named-range table:name="IT1H12" table:base-cell-address="$IT1.$A$1" table:cell-range-address="IT1.$F$75"/>
        <table:named-range table:name="IT1H13" table:base-cell-address="$IT1.$A$1" table:cell-range-address="IT1.$F$81"/>
        <table:named-range table:name="IT1H2" table:base-cell-address="$IT1.$A$1" table:cell-range-address="IT1.$F$14"/>
        <table:named-range table:name="IT1H3" table:base-cell-address="$IT1.$A$1" table:cell-range-address="IT1.$F$21"/>
        <table:named-range table:name="IT1H4" table:base-cell-address="$IT1.$A$1" table:cell-range-address="IT1.$F$27"/>
        <table:named-range table:name="IT1H5" table:base-cell-address="$IT1.$A$1" table:cell-range-address="IT1.$F$33"/>
        <table:named-range table:name="IT1H6" table:base-cell-address="$IT1.$A$1" table:cell-range-address="IT1.$F$39"/>
        <table:named-range table:name="IT1H7" table:base-cell-address="$IT1.$A$1" table:cell-range-address="IT1.$F$45"/>
        <table:named-range table:name="IT1H8" table:base-cell-address="$IT1.$A$1" table:cell-range-address="IT1.$F$51"/>
        <table:named-range table:name="IT1H9" table:base-cell-address="$IT1.$A$1" table:cell-range-address="IT1.$F$57"/>
        <table:named-range table:name="IT2H1" table:base-cell-address="$IT3.$A$1" table:cell-range-address="IT3.$F$15"/>
        <table:named-range table:name="IT2H10" table:base-cell-address="$IT3.$A$1" table:cell-range-address="IT3.$F$97"/>
        <table:named-range table:name="IT2H11" table:base-cell-address="$IT3.$A$1" table:cell-range-address="IT3.$F$108"/>
        <table:named-range table:name="IT2H12" table:base-cell-address="$IT3.$A$1" table:cell-range-address="IT3.$F$115"/>
        <table:named-range table:name="IT2H13" table:base-cell-address="$IT3.$A$1" table:cell-range-address="IT3.$F$126"/>
        <table:named-range table:name="IT2H2" table:base-cell-address="$IT3.$A$1" table:cell-range-address="IT3.$F$23"/>
        <table:named-range table:name="IT2H3" table:base-cell-address="$IT3.$A$1" table:cell-range-address="IT3.$F$36"/>
        <table:named-range table:name="IT2H4" table:base-cell-address="$IT3.$A$1" table:cell-range-address="IT3.$F$44"/>
        <table:named-range table:name="IT2H5" table:base-cell-address="$IT3.$A$1" table:cell-range-address="IT3.$F$54"/>
        <table:named-range table:name="IT2H6" table:base-cell-address="$IT3.$A$1" table:cell-range-address="IT3.$F$61"/>
        <table:named-range table:name="IT2H7" table:base-cell-address="$IT3.$A$1" table:cell-range-address="IT3.$F$72"/>
        <table:named-range table:name="IT2H8" table:base-cell-address="$IT3.$A$1" table:cell-range-address="IT3.$F$79"/>
        <table:named-range table:name="IT2H9" table:base-cell-address="$IT3.$A$1" table:cell-range-address="IT3.$F$90"/>
        <table:named-range table:name="IT3H1" table:base-cell-address="$IT2.$A$1" table:cell-range-address="IT2.$F$11"/>
        <table:named-range table:name="IT3H10" table:base-cell-address="$IT2.$A$1" table:cell-range-address="IT2.$F$92"/>
        <table:named-range table:name="IT3H11" table:base-cell-address="$IT2.$A$1" table:cell-range-address="IT2.$F$103"/>
        <table:named-range table:name="IT3H12" table:base-cell-address="$IT2.$A$1" table:cell-range-address="IT2.$F$110"/>
        <table:named-range table:name="IT3H13" table:base-cell-address="$IT2.$A$1" table:cell-range-address="IT2.$F$121"/>
        <table:named-range table:name="IT3H2" table:base-cell-address="$IT2.$A$1" table:cell-range-address="IT2.$F$19"/>
        <table:named-range table:name="IT3H3" table:base-cell-address="$IT2.$A$1" table:cell-range-address="IT2.$F$31"/>
        <table:named-range table:name="IT3H4" table:base-cell-address="$IT2.$A$1" table:cell-range-address="IT2.$F$38"/>
        <table:named-range table:name="IT3H5" table:base-cell-address="$IT2.$A$1" table:cell-range-address="IT2.$F$49"/>
        <table:named-range table:name="IT3H6" table:base-cell-address="$IT2.$A$1" table:cell-range-address="IT2.$F$56"/>
        <table:named-range table:name="IT3H7" table:base-cell-address="$IT2.$A$1" table:cell-range-address="IT2.$F$67"/>
        <table:named-range table:name="IT3H8" table:base-cell-address="$IT2.$A$1" table:cell-range-address="IT2.$F$74"/>
        <table:named-range table:name="IT3H9" table:base-cell-address="$IT2.$A$1" table:cell-range-address="IT2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2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>jdestefani</meta:initial-creator>
    <meta:creation-date>2018-01-29T13:27:33Z</meta:creation-date>
    <dc:date>2023-05-22T19:59:16.359877578</dc:date>
    <meta:editing-cycles>19</meta:editing-cycles>
    <meta:editing-duration>PT4H47M41S</meta:editing-duration>
    <meta:document-statistic meta:table-count="5" meta:cell-count="1320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svg:stroke-linecap="round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svg:stroke-linecap="round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svg:stroke-linecap="round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svg:stroke-linecap="round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svg:stroke-linecap="round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svg:stroke-linecap="round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svg:stroke-linecap="round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svg:stroke-linecap="round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579d1c" svg:stroke-linecap="round" draw:fill="none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7e0021" svg:stroke-linecap="round" draw:fill="none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83caff" svg:stroke-linecap="round" draw:fill="none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314004" svg:stroke-linecap="round" draw:fill="none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aecf00" svg:stroke-linecap="round" draw:fill="none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4b1f6f" svg:stroke-linecap="round" draw:fill="none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29" style:family="chart">
      <style:graphic-properties draw:stroke="solid" svg:stroke-width="0.026cm" svg:stroke-color="#b3b3b3" draw:fill="none" draw:fill-color="#d9d9d9"/>
    </style:style>
    <style:style style:name="ch30" style:family="chart">
      <style:graphic-properties draw:fill-color="#d9d9d9"/>
    </style:style>
  </office:automatic-styles>
  <office:body>
    <office:chart>
      <chart:chart svg:width="23.932cm" svg:height="8.979cm" xlink:href=".." xlink:type="simple" chart:class="chart:line" chart:style-name="ch1">
        <chart:legend chart:legend-position="end" svg:x="17.696cm" svg:y="1.7cm" style:legend-expansion="high" chart:style-name="ch2"/>
        <chart:plot-area chart:style-name="ch3" table:cell-range-address="Overview.C2:Overview.G24 Overview.B3:Overview.B24" chart:data-source-has-labels="both" svg:x="0.478cm" svg:y="0.179cm" svg:width="16.74cm" svg:height="8.621cm">
          <chart:coordinate-region svg:x="1.404cm" svg:y="0.378cm" svg:width="14.926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B16:Overview.B16" chart:class="chart:line">
            <chart:data-point chart:repeated="5"/>
          </chart:series>
          <chart:series chart:style-name="ch21" chart:values-cell-range-address="Overview.C17:Overview.G17" chart:label-cell-address="Overview.B17:Overview.B17" chart:class="chart:line">
            <chart:data-point chart:repeated="5"/>
          </chart:series>
          <chart:series chart:style-name="ch22" chart:values-cell-range-address="Overview.C18:Overview.G18" chart:label-cell-address="Overview.B18:Overview.B18" chart:class="chart:line">
            <chart:data-point chart:repeated="5"/>
          </chart:series>
          <chart:series chart:style-name="ch23" chart:values-cell-range-address="Overview.C19:Overview.G19" chart:label-cell-address="Overview.B19:Overview.B19" chart:class="chart:line">
            <chart:data-point chart:repeated="5"/>
          </chart:series>
          <chart:series chart:style-name="ch24" chart:values-cell-range-address="Overview.C20:Overview.G20" chart:label-cell-address="Overview.B20:Overview.B20" chart:class="chart:line">
            <chart:data-point chart:repeated="5"/>
          </chart:series>
          <chart:series chart:style-name="ch25" chart:values-cell-range-address="Overview.C21:Overview.G21" chart:label-cell-address="Overview.B21:Overview.B21" chart:class="chart:line">
            <chart:data-point chart:repeated="5"/>
          </chart:series>
          <chart:series chart:style-name="ch26" chart:values-cell-range-address="Overview.C22:Overview.G22" chart:label-cell-address="Overview.B22:Overview.B22" chart:class="chart:line">
            <chart:data-point chart:repeated="5"/>
          </chart:series>
          <chart:series chart:style-name="ch27" chart:values-cell-range-address="Overview.C23:Overview.G23" chart:label-cell-address="Overview.B23:Overview.B23" chart:class="chart:line">
            <chart:data-point chart:repeated="5"/>
          </chart:series>
          <chart:series chart:style-name="ch28" chart:values-cell-range-address="Overview.C24:Overview.G24" chart:label-cell-address="Overview.B24:Overview.B24" chart:class="chart:line">
            <chart:data-point chart:repeated="5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10">
                <text:p>10</text:p>
                <draw:g>
                  <svg:desc>Overview.C3:Overview.G3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10">
                <text:p>10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8">
                <text:p>8</text:p>
                <draw:g>
                  <svg:desc>Overview.C5:Overview.G5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10">
                <text:p>10</text:p>
                <draw:g>
                  <svg:desc>Overview.C6:Overview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15">
                <text:p>15</text:p>
                <draw:g>
                  <svg:desc>Overview.C7:Overview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5">
                <text:p>15</text:p>
                <draw:g>
                  <svg:desc>Overview.C8:Overview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5">
                <text:p>15</text:p>
                <draw:g>
                  <svg:desc>Overview.C9:Overview.G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0">
                <text:p>10</text:p>
                <draw:g>
                  <svg:desc>Overview.C10:Overview.G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15">
                <text:p>15</text:p>
                <draw:g>
                  <svg:desc>Overview.C11:Overview.G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0">
                <text:p>20</text:p>
                <draw:g>
                  <svg:desc>Overview.C12:Overview.G1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15">
                <text:p>15</text:p>
                <draw:g>
                  <svg:desc>Overview.C14:Overview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4</text:p>
                <draw:g>
                  <svg:desc>Overview.B16:Overview.B16</svg:desc>
                </draw:g>
              </table:table-cell>
              <table:table-cell office:value-type="float" office:value="20">
                <text:p>20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15">
                <text:p>15</text:p>
                <draw:g>
                  <svg:desc>Overview.C17:Overview.G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6</text:p>
                <draw:g>
                  <svg:desc>Overview.B18:Overview.B18</svg:desc>
                </draw:g>
              </table:table-cell>
              <table:table-cell office:value-type="float" office:value="20">
                <text:p>20</text:p>
                <draw:g>
                  <svg:desc>Overview.C18:Overview.G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Histoire 17</text:p>
                <draw:g>
                  <svg:desc>Overview.B19:Overview.B19</svg:desc>
                </draw:g>
              </table:table-cell>
              <table:table-cell office:value-type="float" office:value="15">
                <text:p>15</text:p>
                <draw:g>
                  <svg:desc>Overview.C19:Overview.G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8</text:p>
                <draw:g>
                  <svg:desc>Overview.B20:Overview.B20</svg:desc>
                </draw:g>
              </table:table-cell>
              <table:table-cell office:value-type="float" office:value="20">
                <text:p>20</text:p>
                <draw:g>
                  <svg:desc>Overview.C20:Overview.G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9</text:p>
                <draw:g>
                  <svg:desc>Overview.B21:Overview.B21</svg:desc>
                </draw:g>
              </table:table-cell>
              <table:table-cell office:value-type="float" office:value="20">
                <text:p>20</text:p>
                <draw:g>
                  <svg:desc>Overview.C21:Overview.G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0</text:p>
                <draw:g>
                  <svg:desc>Overview.B22:Overview.B22</svg:desc>
                </draw:g>
              </table:table-cell>
              <table:table-cell office:value-type="float" office:value="10">
                <text:p>10</text:p>
                <draw:g>
                  <svg:desc>Overview.C22:Overview.G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1</text:p>
                <draw:g>
                  <svg:desc>Overview.B23:Overview.B23</svg:desc>
                </draw:g>
              </table:table-cell>
              <table:table-cell office:value-type="float" office:value="10">
                <text:p>10</text:p>
                <draw:g>
                  <svg:desc>Overview.C23:Overview.G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2</text:p>
                <draw:g>
                  <svg:desc>Overview.B24:Overview.B24</svg:desc>
                </draw:g>
              </table:table-cell>
              <table:table-cell office:value-type="float" office:value="30">
                <text:p>30</text:p>
                <draw:g>
                  <svg:desc>Overview.C24:Overview.G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59cm" svg:height="6.282cm" xlink:href=".." xlink:type="simple" chart:class="chart:line" chart:style-name="ch1">
        <chart:legend chart:legend-position="end" svg:x="17.976cm" svg:y="2.842cm" style:legend-expansion="high" chart:style-name="ch2"/>
        <chart:plot-area chart:style-name="ch3" table:cell-range-address="Overview.C26:Overview.G27" chart:data-source-has-labels="row" svg:x="0.411cm" svg:y="0.125cm" svg:width="17.154cm" svg:height="6.032cm">
          <chart:coordinate-region svg:x="1.337cm" svg:y="0.324cm" svg:width="15.34cm" svg:height="5.186cm"/>
          <chart:axis chart:dimension="x" chart:name="primary-x" chart:style-name="ch4" chartooo:axis-type="text">
            <chart:categories table:cell-range-address="Overview.C26:Overview.G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7:Overview.G2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6:Overview.G26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98">
                <text:p>398</text:p>
                <draw:g>
                  <svg:desc>Overview.C27:Overview.G27</svg:desc>
                </draw:g>
              </table:table-cell>
              <table:table-cell office:value-type="float" office:value="315">
                <text:p>315</text:p>
              </table:table-cell>
              <table:table-cell office:value-type="float" office:value="236">
                <text:p>236</text:p>
              </table:table-cell>
              <table:table-cell office:value-type="float" office:value="148">
                <text:p>148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47cm" chart:symbol-height="0.247cm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1.J4:IT1.J18 IT1.S3:IT1.T18" chart:data-source-has-labels="both" svg:x="0.159cm" svg:y="0.181cm" svg:width="13.484cm" svg:height="8.638cm">
          <chart:coordinate-region svg:x="0.683cm" svg:y="0.38cm" svg:width="12.747cm" svg:height="7.792cm"/>
          <chart:axis chart:dimension="x" chart:name="primary-x" chart:style-name="ch4" chartooo:axis-type="text">
            <chart:categories table:cell-range-address="IT1.J4:IT1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S4:IT1.S18" chart:label-cell-address="IT1.S3:IT1.S3" chart:class="chart:line">
            <chart:data-point chart:repeated="15"/>
          </chart:series>
          <chart:series chart:style-name="ch8" chart:values-cell-range-address="IT1.T4:IT1.T18" chart:label-cell-address="IT1.T3:IT1.T3" chart:class="chart:line">
            <chart:data-point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S3:IT1.S3</svg:desc>
                </draw:g>
              </table:table-cell>
              <table:table-cell office:value-type="string">
                <text:p>Réel</text:p>
                <draw:g>
                  <svg:desc>IT1.T3:IT1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8</svg:desc>
                </draw:g>
              </table:table-cell>
              <table:table-cell office:value-type="float" office:value="6">
                <text:p>6</text:p>
                <draw:g>
                  <svg:desc>IT1.S4:IT1.S18</svg:desc>
                </draw:g>
              </table:table-cell>
              <table:table-cell office:value-type="float" office:value="0">
                <text:p>0</text:p>
                <draw:g>
                  <svg:desc>IT1.T4:IT1.T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3.J4:IT3.J18 IT3.S3:IT3.T18" chart:data-source-has-labels="both" svg:x="0.32cm" svg:y="0.18cm" svg:width="13.169cm" svg:height="8.64cm">
          <chart:coordinate-region svg:x="0.844cm" svg:y="0.379cm" svg:width="12.432cm" svg:height="7.794cm"/>
          <chart:axis chart:dimension="x" chart:name="primary-x" chart:style-name="ch4" chartooo:axis-type="text">
            <chart:categories table:cell-range-address="IT3.J4:IT3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18" chart:label-cell-address="IT3.S3:IT3.S3" chart:class="chart:line">
            <chart:data-point chart:repeated="15"/>
          </chart:series>
          <chart:series chart:style-name="ch8" chart:values-cell-range-address="IT3.T4:IT3.T18" chart:label-cell-address="IT3.T3:IT3.T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8</svg:desc>
                </draw:g>
              </table:table-cell>
              <table:table-cell office:value-type="float" office:value="7">
                <text:p>7</text:p>
                <draw:g>
                  <svg:desc>IT3.S4:IT3.S18</svg:desc>
                </draw:g>
              </table:table-cell>
              <table:table-cell office:value-type="float" office:value="0">
                <text:p>0</text:p>
                <draw:g>
                  <svg:desc>IT3.T4:IT3.T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2.J4:IT2.J18 IT2.W3:IT2.X18" chart:data-source-has-labels="both" svg:x="0.32cm" svg:y="0.18cm" svg:width="13.169cm" svg:height="8.64cm">
          <chart:coordinate-region svg:x="0.844cm" svg:y="0.379cm" svg:width="12.432cm" svg:height="7.794cm"/>
          <chart:axis chart:dimension="x" chart:name="primary-x" chart:style-name="ch4" chartooo:axis-type="text">
            <chart:categories table:cell-range-address="IT2.J4:IT2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W4:IT2.W18" chart:label-cell-address="IT2.W3:IT2.W3" chart:class="chart:line">
            <chart:data-point chart:repeated="15"/>
          </chart:series>
          <chart:series chart:style-name="ch8" chart:values-cell-range-address="IT2.X4:IT2.X18" chart:label-cell-address="IT2.X3:IT2.X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W3:IT2.W3</svg:desc>
                </draw:g>
              </table:table-cell>
              <table:table-cell office:value-type="string">
                <text:p>Réel</text:p>
                <draw:g>
                  <svg:desc>IT2.X3:IT2.X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8</svg:desc>
                </draw:g>
              </table:table-cell>
              <table:table-cell office:value-type="float" office:value="7">
                <text:p>7</text:p>
                <draw:g>
                  <svg:desc>IT2.W4:IT2.W18</svg:desc>
                </draw:g>
              </table:table-cell>
              <table:table-cell office:value-type="float" office:value="2">
                <text:p>2</text:p>
                <draw:g>
                  <svg:desc>IT2.X4:IT2.X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4.J4:IT4.J18 IT4.O3:IT4.P18" chart:data-source-has-labels="both" svg:x="0.32cm" svg:y="0.18cm" svg:width="13.169cm" svg:height="8.64cm">
          <chart:coordinate-region svg:x="0.844cm" svg:y="0.38cm" svg:width="12.432cm" svg:height="7.793cm"/>
          <chart:axis chart:dimension="x" chart:name="primary-x" chart:style-name="ch4" chartooo:axis-type="text">
            <chart:categories table:cell-range-address="IT4.J4:IT4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8" chart:label-cell-address="IT4.O3:IT4.O3" chart:class="chart:line">
            <chart:data-point chart:repeated="15"/>
          </chart:series>
          <chart:series chart:style-name="ch8" chart:values-cell-range-address="IT4.P4:IT4.P18" chart:label-cell-address="IT4.P3:IT4.P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8</svg:desc>
                </draw:g>
              </table:table-cell>
              <table:table-cell office:value-type="float" office:value="10">
                <text:p>10</text:p>
                <draw:g>
                  <svg:desc>IT4.O4:IT4.O18</svg:desc>
                </draw:g>
              </table:table-cell>
              <table:table-cell office:value-type="float" office:value="12">
                <text:p>12</text:p>
                <draw:g>
                  <svg:desc>IT4.P4:IT4.P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